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45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79pt"/>
    </style:style>
    <style:style style:name="co5" style:family="table-column">
      <style:table-column-properties fo:break-before="auto" style:column-width="49.69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6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4.92pt" svg:x="689.95pt" svg:y="60.8pt">
            <draw:object draw:notify-on-update-of-ranges="Sheet1.D2:Sheet1.D18 Sheet1.G2:Sheet1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2pt" svg:y="482.85pt">
            <draw:object draw:notify-on-update-of-ranges="Sheet1.G37:Sheet1.G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7.42pt" svg:height="158.94pt" svg:x="745.11pt" svg:y="316.8pt">
            <draw:object draw:notify-on-update-of-ranges="Sheet1.G22:Sheet1.G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Reverse Conv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  <table:table-cell table:formula="of:=[.B2]*(2^14-1)" office:value-type="float" office:value="0" calcext:value-type="float">
            <text:p>0</text:p>
          </table:table-cell>
          <table:table-cell table:formula="of:=([.B2]+SIN(PI()/2))*(2^14-1)" office:value-type="float" office:value="16383" calcext:value-type="float">
            <text:p>16383</text:p>
          </table:table-cell>
          <table:table-cell table:formula="of:=DEC2HEX([.D2];4)" office:value-type="string" office:string-value="3FFF" calcext:value-type="string">
            <text:p>3FFF</text:p>
          </table:table-cell>
          <table:table-cell table:formula="of:=DEC2BIN([.D2]/2^12;4)" office:value-type="string" office:string-value="0011" calcext:value-type="string">
            <text:p>0011</text:p>
          </table:table-cell>
          <table:table-cell table:formula="of:=HEX2DEC([.E2])" office:value-type="float" office:value="16383" calcext:value-type="float">
            <text:p>16383</text:p>
          </table:table-cell>
          <table:table-cell table:style-name="ce1" table:formula="of:=([.D2]-[.G2])/HEX2DEC(&quot;7FFE&quot;)" office:value-type="percentage" office:value="0" calcext:value-type="percentage">
            <text:p>0.00%</text:p>
          </table:table-cell>
          <table:table-cell table:style-name="ce1" table:formula="of:=DEC2HEX([.C2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2]+2*PI()/16" office:value-type="float" office:value="0.392699081698724" calcext:value-type="float">
            <text:p>0.392699081698724</text:p>
          </table:table-cell>
          <table:table-cell table:formula="of:=SIN([.A3])" office:value-type="float" office:value="0.38268343236509" calcext:value-type="float">
            <text:p>0.38268343236509</text:p>
          </table:table-cell>
          <table:table-cell table:formula="of:=[.B3]*(2^14-1)" office:value-type="float" office:value="6269.50267243727" calcext:value-type="float">
            <text:p>6269.50267243727</text:p>
          </table:table-cell>
          <table:table-cell table:formula="of:=([.B3]+SIN(PI()/2))*(2^14-1)" office:value-type="float" office:value="22652.5026724373" calcext:value-type="float">
            <text:p>22652.5026724373</text:p>
          </table:table-cell>
          <table:table-cell table:formula="of:=DEC2HEX([.D3];4)" office:value-type="string" office:string-value="587C" calcext:value-type="string">
            <text:p>587C</text:p>
          </table:table-cell>
          <table:table-cell table:formula="of:=DEC2BIN([.D3]/2^12;4)" office:value-type="string" office:string-value="0101" calcext:value-type="string">
            <text:p>0101</text:p>
          </table:table-cell>
          <table:table-cell table:formula="of:=HEX2DEC([.E3])" office:value-type="float" office:value="22652" calcext:value-type="float">
            <text:p>22652</text:p>
          </table:table-cell>
          <table:table-cell table:style-name="ce1" table:formula="of:=([.D3]-[.G3])/HEX2DEC(&quot;7FFE&quot;)" office:value-type="percentage" office:value="0.000015341281733064" calcext:value-type="percentage">
            <text:p>0.00%</text:p>
          </table:table-cell>
          <table:table-cell table:style-name="ce1" table:formula="of:=DEC2HEX([.C3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3]+2*PI()/16" office:value-type="float" office:value="0.785398163397448" calcext:value-type="float">
            <text:p>0.785398163397448</text:p>
          </table:table-cell>
          <table:table-cell table:formula="of:=SIN([.A4])" office:value-type="float" office:value="0.707106781186547" calcext:value-type="float">
            <text:p>0.707106781186547</text:p>
          </table:table-cell>
          <table:table-cell table:formula="of:=[.B4]*(2^14-1)" office:value-type="float" office:value="11584.5303961792" calcext:value-type="float">
            <text:p>11584.5303961792</text:p>
          </table:table-cell>
          <table:table-cell table:formula="of:=([.B4]+SIN(PI()/2))*(2^14-1)" office:value-type="float" office:value="27967.5303961792" calcext:value-type="float">
            <text:p>27967.5303961792</text:p>
          </table:table-cell>
          <table:table-cell table:formula="of:=DEC2HEX([.D4];4)" office:value-type="string" office:string-value="6D3F" calcext:value-type="string">
            <text:p>6D3F</text:p>
          </table:table-cell>
          <table:table-cell table:formula="of:=DEC2BIN([.D4]/2^12;4)" office:value-type="string" office:string-value="0110" calcext:value-type="string">
            <text:p>0110</text:p>
          </table:table-cell>
          <table:table-cell table:formula="of:=HEX2DEC([.E4])" office:value-type="float" office:value="27967" calcext:value-type="float">
            <text:p>27967</text:p>
          </table:table-cell>
          <table:table-cell table:style-name="ce1" table:formula="of:=([.D4]-[.G4])/HEX2DEC(&quot;7FFE&quot;)" office:value-type="percentage" office:value="0.0000161873948363781" calcext:value-type="percentage">
            <text:p>0.00%</text:p>
          </table:table-cell>
          <table:table-cell table:style-name="ce1" table:formula="of:=DEC2HEX([.C4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4]+2*PI()/16" office:value-type="float" office:value="1.17809724509617" calcext:value-type="float">
            <text:p>1.17809724509617</text:p>
          </table:table-cell>
          <table:table-cell table:formula="of:=SIN([.A5])" office:value-type="float" office:value="0.923879532511287" calcext:value-type="float">
            <text:p>0.923879532511287</text:p>
          </table:table-cell>
          <table:table-cell table:formula="of:=[.B5]*(2^14-1)" office:value-type="float" office:value="15135.9183811324" calcext:value-type="float">
            <text:p>15135.9183811324</text:p>
          </table:table-cell>
          <table:table-cell table:formula="of:=([.B5]+SIN(PI()/2))*(2^14-1)" office:value-type="float" office:value="31518.9183811324" calcext:value-type="float">
            <text:p>31518.9183811324</text:p>
          </table:table-cell>
          <table:table-cell table:formula="of:=DEC2HEX([.D5];4)" office:value-type="string" office:string-value="7B1E" calcext:value-type="string">
            <text:p>7B1E</text:p>
          </table:table-cell>
          <table:table-cell table:formula="of:=DEC2BIN([.D5]/2^12;4)" office:value-type="string" office:string-value="0111" calcext:value-type="string">
            <text:p>0111</text:p>
          </table:table-cell>
          <table:table-cell table:formula="of:=HEX2DEC([.E5])" office:value-type="float" office:value="31518" calcext:value-type="float">
            <text:p>31518</text:p>
          </table:table-cell>
          <table:table-cell table:style-name="ce1" table:formula="of:=([.D5]-[.G5])/HEX2DEC(&quot;7FFE&quot;)" office:value-type="percentage" office:value="0.0000280284786794547" calcext:value-type="percentage">
            <text:p>0.00%</text:p>
          </table:table-cell>
          <table:table-cell table:style-name="ce1" table:formula="of:=DEC2HEX([.C5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5]+2*PI()/16" office:value-type="float" office:value="1.5707963267949" calcext:value-type="float">
            <text:p>1.5707963267949</text:p>
          </table:table-cell>
          <table:table-cell table:formula="of:=SIN([.A6])" office:value-type="float" office:value="1" calcext:value-type="float">
            <text:p>1</text:p>
          </table:table-cell>
          <table:table-cell table:formula="of:=[.B6]*(2^14-1)" office:value-type="float" office:value="16383" calcext:value-type="float">
            <text:p>16383</text:p>
          </table:table-cell>
          <table:table-cell table:formula="of:=([.B6]+SIN(PI()/2))*(2^14-1)" office:value-type="float" office:value="32766" calcext:value-type="float">
            <text:p>32766</text:p>
          </table:table-cell>
          <table:table-cell table:formula="of:=DEC2HEX([.D6];4)" office:value-type="string" office:string-value="7FFE" calcext:value-type="string">
            <text:p>7FFE</text:p>
          </table:table-cell>
          <table:table-cell table:formula="of:=DEC2BIN([.D6]/2^12;4)" office:value-type="string" office:string-value="0111" calcext:value-type="string">
            <text:p>0111</text:p>
          </table:table-cell>
          <table:table-cell table:formula="of:=HEX2DEC([.E6])" office:value-type="float" office:value="32766" calcext:value-type="float">
            <text:p>32766</text:p>
          </table:table-cell>
          <table:table-cell table:style-name="ce1" table:formula="of:=([.D6]-[.G6])/HEX2DEC(&quot;7FFE&quot;)" office:value-type="percentage" office:value="0" calcext:value-type="percentage">
            <text:p>0.00%</text:p>
          </table:table-cell>
          <table:table-cell table:style-name="ce1" table:formula="of:=DEC2HEX([.C6];4)" office:value-type="string" office:string-value="3FFF" calcext:value-type="string">
            <text:p>3FFF</text:p>
          </table:table-cell>
          <table:table-cell table:style-name="ce1"/>
        </table:table-row>
        <table:table-row table:style-name="ro1">
          <table:table-cell table:formula="of:=[.A6]+2*PI()/16" office:value-type="float" office:value="1.96349540849362" calcext:value-type="float">
            <text:p>1.96349540849362</text:p>
          </table:table-cell>
          <table:table-cell table:formula="of:=SIN([.A7])" office:value-type="float" office:value="0.923879532511287" calcext:value-type="float">
            <text:p>0.923879532511287</text:p>
          </table:table-cell>
          <table:table-cell table:formula="of:=[.B7]*(2^14-1)" office:value-type="float" office:value="15135.9183811324" calcext:value-type="float">
            <text:p>15135.9183811324</text:p>
          </table:table-cell>
          <table:table-cell table:formula="of:=([.B7]+SIN(PI()/2))*(2^14-1)" office:value-type="float" office:value="31518.9183811324" calcext:value-type="float">
            <text:p>31518.9183811324</text:p>
          </table:table-cell>
          <table:table-cell table:formula="of:=DEC2HEX([.D7];4)" office:value-type="string" office:string-value="7B1E" calcext:value-type="string">
            <text:p>7B1E</text:p>
          </table:table-cell>
          <table:table-cell table:formula="of:=DEC2BIN([.D7]/2^12;4)" office:value-type="string" office:string-value="0111" calcext:value-type="string">
            <text:p>0111</text:p>
          </table:table-cell>
          <table:table-cell table:formula="of:=HEX2DEC([.E7])" office:value-type="float" office:value="31518" calcext:value-type="float">
            <text:p>31518</text:p>
          </table:table-cell>
          <table:table-cell table:style-name="ce1" table:formula="of:=([.D7]-[.G7])/HEX2DEC(&quot;7FFE&quot;)" office:value-type="percentage" office:value="0.0000280284786794547" calcext:value-type="percentage">
            <text:p>0.00%</text:p>
          </table:table-cell>
          <table:table-cell table:style-name="ce1" table:formula="of:=DEC2HEX([.C7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7]+2*PI()/16" office:value-type="float" office:value="2.35619449019234" calcext:value-type="float">
            <text:p>2.35619449019234</text:p>
          </table:table-cell>
          <table:table-cell table:formula="of:=SIN([.A8])" office:value-type="float" office:value="0.707106781186548" calcext:value-type="float">
            <text:p>0.707106781186548</text:p>
          </table:table-cell>
          <table:table-cell table:formula="of:=[.B8]*(2^14-1)" office:value-type="float" office:value="11584.5303961792" calcext:value-type="float">
            <text:p>11584.5303961792</text:p>
          </table:table-cell>
          <table:table-cell table:formula="of:=([.B8]+SIN(PI()/2))*(2^14-1)" office:value-type="float" office:value="27967.5303961792" calcext:value-type="float">
            <text:p>27967.5303961792</text:p>
          </table:table-cell>
          <table:table-cell table:formula="of:=DEC2HEX([.D8];4)" office:value-type="string" office:string-value="6D3F" calcext:value-type="string">
            <text:p>6D3F</text:p>
          </table:table-cell>
          <table:table-cell table:formula="of:=DEC2BIN([.D8]/2^12;4)" office:value-type="string" office:string-value="0110" calcext:value-type="string">
            <text:p>0110</text:p>
          </table:table-cell>
          <table:table-cell table:formula="of:=HEX2DEC([.E8])" office:value-type="float" office:value="27967" calcext:value-type="float">
            <text:p>27967</text:p>
          </table:table-cell>
          <table:table-cell table:style-name="ce1" table:formula="of:=([.D8]-[.G8])/HEX2DEC(&quot;7FFE&quot;)" office:value-type="percentage" office:value="0.0000161873948363781" calcext:value-type="percentage">
            <text:p>0.00%</text:p>
          </table:table-cell>
          <table:table-cell table:style-name="ce1" table:formula="of:=DEC2HEX([.C8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8]+2*PI()/16" office:value-type="float" office:value="2.74889357189107" calcext:value-type="float">
            <text:p>2.74889357189107</text:p>
          </table:table-cell>
          <table:table-cell table:formula="of:=SIN([.A9])" office:value-type="float" office:value="0.38268343236509" calcext:value-type="float">
            <text:p>0.38268343236509</text:p>
          </table:table-cell>
          <table:table-cell table:formula="of:=[.B9]*(2^14-1)" office:value-type="float" office:value="6269.50267243727" calcext:value-type="float">
            <text:p>6269.50267243727</text:p>
          </table:table-cell>
          <table:table-cell table:formula="of:=([.B9]+SIN(PI()/2))*(2^14-1)" office:value-type="float" office:value="22652.5026724373" calcext:value-type="float">
            <text:p>22652.5026724373</text:p>
          </table:table-cell>
          <table:table-cell table:formula="of:=DEC2HEX([.D9];4)" office:value-type="string" office:string-value="587C" calcext:value-type="string">
            <text:p>587C</text:p>
          </table:table-cell>
          <table:table-cell table:formula="of:=DEC2BIN([.D9]/2^12;4)" office:value-type="string" office:string-value="0101" calcext:value-type="string">
            <text:p>0101</text:p>
          </table:table-cell>
          <table:table-cell table:formula="of:=HEX2DEC([.E9])" office:value-type="float" office:value="22652" calcext:value-type="float">
            <text:p>22652</text:p>
          </table:table-cell>
          <table:table-cell table:style-name="ce1" table:formula="of:=([.D9]-[.G9])/HEX2DEC(&quot;7FFE&quot;)" office:value-type="percentage" office:value="0.000015341281733064" calcext:value-type="percentage">
            <text:p>0.00%</text:p>
          </table:table-cell>
          <table:table-cell table:style-name="ce1" table:formula="of:=DEC2HEX([.C9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9]+2*PI()/16" office:value-type="float" office:value="3.14159265358979" calcext:value-type="float">
            <text:p>3.14159265358979</text:p>
          </table:table-cell>
          <table:table-cell table:formula="of:=SIN([.A10])" office:value-type="float" office:value="1.22464679914735E-016" calcext:value-type="float">
            <text:p>1.22464679914735E-16</text:p>
          </table:table-cell>
          <table:table-cell table:formula="of:=[.B10]*(2^14-1)" office:value-type="float" office:value="0.00000000000200633885104311" calcext:value-type="float">
            <text:p>2.00633885104311E-12</text:p>
          </table:table-cell>
          <table:table-cell table:formula="of:=([.B10]+SIN(PI()/2))*(2^14-1)" office:value-type="float" office:value="16383" calcext:value-type="float">
            <text:p>16383</text:p>
          </table:table-cell>
          <table:table-cell table:formula="of:=DEC2HEX([.D10];4)" office:value-type="string" office:string-value="3FFF" calcext:value-type="string">
            <text:p>3FFF</text:p>
          </table:table-cell>
          <table:table-cell table:formula="of:=DEC2BIN([.D10]/2^12;4)" office:value-type="string" office:string-value="0011" calcext:value-type="string">
            <text:p>0011</text:p>
          </table:table-cell>
          <table:table-cell table:formula="of:=HEX2DEC([.E10])" office:value-type="float" office:value="16383" calcext:value-type="float">
            <text:p>16383</text:p>
          </table:table-cell>
          <table:table-cell table:style-name="ce1" table:formula="of:=([.D10]-[.G10])/HEX2DEC(&quot;7FFE&quot;)" office:value-type="percentage" office:value="0" calcext:value-type="percentage">
            <text:p>0.00%</text:p>
          </table:table-cell>
          <table:table-cell table:style-name="ce1" table:formula="of:=DEC2HEX([.C10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10]+2*PI()/16" office:value-type="float" office:value="3.53429173528852" calcext:value-type="float">
            <text:p>3.53429173528852</text:p>
          </table:table-cell>
          <table:table-cell table:formula="of:=SIN([.A11])" office:value-type="float" office:value="-0.38268343236509" calcext:value-type="float">
            <text:p>-0.38268343236509</text:p>
          </table:table-cell>
          <table:table-cell table:formula="of:=[.B11]*(2^14-1)" office:value-type="float" office:value="-6269.50267243726" calcext:value-type="float">
            <text:p>-6269.50267243726</text:p>
          </table:table-cell>
          <table:table-cell table:formula="of:=([.B11]+SIN(PI()/2))*(2^14-1)" office:value-type="float" office:value="10113.4973275627" calcext:value-type="float">
            <text:p>10113.4973275627</text:p>
          </table:table-cell>
          <table:table-cell table:formula="of:=DEC2HEX([.D11];4)" office:value-type="string" office:string-value="2781" calcext:value-type="string">
            <text:p>2781</text:p>
          </table:table-cell>
          <table:table-cell table:formula="of:=DEC2BIN([.D11]/2^12;4)" office:value-type="string" office:string-value="0010" calcext:value-type="string">
            <text:p>0010</text:p>
          </table:table-cell>
          <table:table-cell table:formula="of:=HEX2DEC([.E11])" office:value-type="float" office:value="10113" calcext:value-type="float">
            <text:p>10113</text:p>
          </table:table-cell>
          <table:table-cell table:style-name="ce1" table:formula="of:=([.D11]-[.G11])/HEX2DEC(&quot;7FFE&quot;)" office:value-type="percentage" office:value="0.0000151781591508346" calcext:value-type="percentage">
            <text:p>0.00%</text:p>
          </table:table-cell>
          <table:table-cell table:style-name="ce1" table:formula="of:=DEC2HEX([.C11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[.A11]+2*PI()/16" office:value-type="float" office:value="3.92699081698724" calcext:value-type="float">
            <text:p>3.92699081698724</text:p>
          </table:table-cell>
          <table:table-cell table:formula="of:=SIN([.A12])" office:value-type="float" office:value="-0.707106781186547" calcext:value-type="float">
            <text:p>-0.707106781186547</text:p>
          </table:table-cell>
          <table:table-cell table:formula="of:=[.B12]*(2^14-1)" office:value-type="float" office:value="-11584.5303961792" calcext:value-type="float">
            <text:p>-11584.5303961792</text:p>
          </table:table-cell>
          <table:table-cell table:formula="of:=([.B12]+SIN(PI()/2))*(2^14-1)" office:value-type="float" office:value="4798.46960382079" calcext:value-type="float">
            <text:p>4798.46960382079</text:p>
          </table:table-cell>
          <table:table-cell table:formula="of:=DEC2HEX([.D12];4)" office:value-type="string" office:string-value="12BE" calcext:value-type="string">
            <text:p>12BE</text:p>
          </table:table-cell>
          <table:table-cell table:formula="of:=DEC2BIN([.D12]/2^12;4)" office:value-type="string" office:string-value="0001" calcext:value-type="string">
            <text:p>0001</text:p>
          </table:table-cell>
          <table:table-cell table:formula="of:=HEX2DEC([.E12])" office:value-type="float" office:value="4798" calcext:value-type="float">
            <text:p>4798</text:p>
          </table:table-cell>
          <table:table-cell table:style-name="ce1" table:formula="of:=([.D12]-[.G12])/HEX2DEC(&quot;7FFE&quot;)" office:value-type="percentage" office:value="0.0000143320460475204" calcext:value-type="percentage">
            <text:p>0.00%</text:p>
          </table:table-cell>
          <table:table-cell table:style-name="ce1" table:formula="of:=DEC2HEX([.C12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2]+2*PI()/16" office:value-type="float" office:value="4.31968989868597" calcext:value-type="float">
            <text:p>4.31968989868597</text:p>
          </table:table-cell>
          <table:table-cell table:formula="of:=SIN([.A13])" office:value-type="float" office:value="-0.923879532511286" calcext:value-type="float">
            <text:p>-0.923879532511286</text:p>
          </table:table-cell>
          <table:table-cell table:formula="of:=[.B13]*(2^14-1)" office:value-type="float" office:value="-15135.9183811324" calcext:value-type="float">
            <text:p>-15135.9183811324</text:p>
          </table:table-cell>
          <table:table-cell table:formula="of:=([.B13]+SIN(PI()/2))*(2^14-1)" office:value-type="float" office:value="1247.08161886759" calcext:value-type="float">
            <text:p>1247.08161886759</text:p>
          </table:table-cell>
          <table:table-cell table:formula="of:=DEC2HEX([.D13];4)" office:value-type="string" office:string-value="04DF" calcext:value-type="string">
            <text:p>04DF</text:p>
          </table:table-cell>
          <table:table-cell table:formula="of:=DEC2BIN([.D13]/2^12;4)" office:value-type="string" office:string-value="0000" calcext:value-type="string">
            <text:p>0000</text:p>
          </table:table-cell>
          <table:table-cell table:formula="of:=HEX2DEC([.E13])" office:value-type="float" office:value="1247" calcext:value-type="float">
            <text:p>1247</text:p>
          </table:table-cell>
          <table:table-cell table:style-name="ce1" table:formula="of:=([.D13]-[.G13])/HEX2DEC(&quot;7FFE&quot;)" office:value-type="percentage" office:value="0.00000249096220451318" calcext:value-type="percentage">
            <text:p>0.00%</text:p>
          </table:table-cell>
          <table:table-cell table:style-name="ce1" table:formula="of:=DEC2HEX([.C13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3]+2*PI()/16" office:value-type="float" office:value="4.71238898038469" calcext:value-type="float">
            <text:p>4.71238898038469</text:p>
          </table:table-cell>
          <table:table-cell table:formula="of:=SIN([.A14])" office:value-type="float" office:value="-1" calcext:value-type="float">
            <text:p>-1</text:p>
          </table:table-cell>
          <table:table-cell table:formula="of:=[.B14]*(2^14-1)" office:value-type="float" office:value="-16383" calcext:value-type="float">
            <text:p>-16383</text:p>
          </table:table-cell>
          <table:table-cell table:formula="of:=([.B14]+SIN(PI()/2))*(2^14-1)" office:value-type="float" office:value="0" calcext:value-type="float">
            <text:p>0</text:p>
          </table:table-cell>
          <table:table-cell table:formula="of:=DEC2HEX([.D14];4)" office:value-type="string" office:string-value="0000" calcext:value-type="string">
            <text:p>0000</text:p>
          </table:table-cell>
          <table:table-cell table:formula="of:=DEC2BIN([.D14]/2^12;4)" office:value-type="string" office:string-value="0000" calcext:value-type="string">
            <text:p>0000</text:p>
          </table:table-cell>
          <table:table-cell table:formula="of:=HEX2DEC([.E14])" office:value-type="float" office:value="0" calcext:value-type="float">
            <text:p>0</text:p>
          </table:table-cell>
          <table:table-cell table:style-name="ce1" table:formula="of:=([.D14]-[.G14])/HEX2DEC(&quot;7FFE&quot;)" office:value-type="percentage" office:value="0" calcext:value-type="percentage">
            <text:p>0.00%</text:p>
          </table:table-cell>
          <table:table-cell table:style-name="ce1" table:formula="of:=DEC2HEX([.C14];4)" office:value-type="string" office:string-value="FFFFFFC001" calcext:value-type="string">
            <text:p>FFFFFFC001</text:p>
          </table:table-cell>
          <table:table-cell table:style-name="ce1"/>
        </table:table-row>
        <table:table-row table:style-name="ro1">
          <table:table-cell table:formula="of:=[.A14]+2*PI()/16" office:value-type="float" office:value="5.10508806208341" calcext:value-type="float">
            <text:p>5.10508806208341</text:p>
          </table:table-cell>
          <table:table-cell table:formula="of:=SIN([.A15])" office:value-type="float" office:value="-0.923879532511287" calcext:value-type="float">
            <text:p>-0.923879532511287</text:p>
          </table:table-cell>
          <table:table-cell table:formula="of:=[.B15]*(2^14-1)" office:value-type="float" office:value="-15135.9183811324" calcext:value-type="float">
            <text:p>-15135.9183811324</text:p>
          </table:table-cell>
          <table:table-cell table:formula="of:=([.B15]+SIN(PI()/2))*(2^14-1)" office:value-type="float" office:value="1247.08161886759" calcext:value-type="float">
            <text:p>1247.08161886759</text:p>
          </table:table-cell>
          <table:table-cell table:formula="of:=DEC2HEX([.D15];4)" office:value-type="string" office:string-value="04DF" calcext:value-type="string">
            <text:p>04DF</text:p>
          </table:table-cell>
          <table:table-cell table:formula="of:=DEC2BIN([.D15]/2^12;4)" office:value-type="string" office:string-value="0000" calcext:value-type="string">
            <text:p>0000</text:p>
          </table:table-cell>
          <table:table-cell table:formula="of:=HEX2DEC([.E15])" office:value-type="float" office:value="1247" calcext:value-type="float">
            <text:p>1247</text:p>
          </table:table-cell>
          <table:table-cell table:style-name="ce1" table:formula="of:=([.D15]-[.G15])/HEX2DEC(&quot;7FFE&quot;)" office:value-type="percentage" office:value="0.00000249096220445767" calcext:value-type="percentage">
            <text:p>0.00%</text:p>
          </table:table-cell>
          <table:table-cell table:style-name="ce1" table:formula="of:=DEC2HEX([.C15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5]+2*PI()/16" office:value-type="float" office:value="5.49778714378214" calcext:value-type="float">
            <text:p>5.49778714378214</text:p>
          </table:table-cell>
          <table:table-cell table:formula="of:=SIN([.A16])" office:value-type="float" office:value="-0.707106781186547" calcext:value-type="float">
            <text:p>-0.707106781186547</text:p>
          </table:table-cell>
          <table:table-cell table:formula="of:=[.B16]*(2^14-1)" office:value-type="float" office:value="-11584.5303961792" calcext:value-type="float">
            <text:p>-11584.5303961792</text:p>
          </table:table-cell>
          <table:table-cell table:formula="of:=([.B16]+SIN(PI()/2))*(2^14-1)" office:value-type="float" office:value="4798.4696038208" calcext:value-type="float">
            <text:p>4798.4696038208</text:p>
          </table:table-cell>
          <table:table-cell table:formula="of:=DEC2HEX([.D16];4)" office:value-type="string" office:string-value="12BE" calcext:value-type="string">
            <text:p>12BE</text:p>
          </table:table-cell>
          <table:table-cell table:formula="of:=DEC2BIN([.D16]/2^12;4)" office:value-type="string" office:string-value="0001" calcext:value-type="string">
            <text:p>0001</text:p>
          </table:table-cell>
          <table:table-cell table:formula="of:=HEX2DEC([.E16])" office:value-type="float" office:value="4798" calcext:value-type="float">
            <text:p>4798</text:p>
          </table:table-cell>
          <table:table-cell table:style-name="ce1" table:formula="of:=([.D16]-[.G16])/HEX2DEC(&quot;7FFE&quot;)" office:value-type="percentage" office:value="0.0000143320460477425" calcext:value-type="percentage">
            <text:p>0.00%</text:p>
          </table:table-cell>
          <table:table-cell table:style-name="ce1" table:formula="of:=DEC2HEX([.C16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6]+2*PI()/16" office:value-type="float" office:value="5.89048622548086" calcext:value-type="float">
            <text:p>5.89048622548086</text:p>
          </table:table-cell>
          <table:table-cell table:formula="of:=SIN([.A17])" office:value-type="float" office:value="-0.382683432365089" calcext:value-type="float">
            <text:p>-0.382683432365089</text:p>
          </table:table-cell>
          <table:table-cell table:formula="of:=[.B17]*(2^14-1)" office:value-type="float" office:value="-6269.50267243725" calcext:value-type="float">
            <text:p>-6269.50267243725</text:p>
          </table:table-cell>
          <table:table-cell table:formula="of:=([.B17]+SIN(PI()/2))*(2^14-1)" office:value-type="float" office:value="10113.4973275628" calcext:value-type="float">
            <text:p>10113.4973275628</text:p>
          </table:table-cell>
          <table:table-cell table:formula="of:=DEC2HEX([.D17];4)" office:value-type="string" office:string-value="2781" calcext:value-type="string">
            <text:p>2781</text:p>
          </table:table-cell>
          <table:table-cell table:formula="of:=DEC2BIN([.D17]/2^12;4)" office:value-type="string" office:string-value="0010" calcext:value-type="string">
            <text:p>0010</text:p>
          </table:table-cell>
          <table:table-cell table:formula="of:=HEX2DEC([.E17])" office:value-type="float" office:value="10113" calcext:value-type="float">
            <text:p>10113</text:p>
          </table:table-cell>
          <table:table-cell table:style-name="ce1" table:formula="of:=([.D17]-[.G17])/HEX2DEC(&quot;7FFE&quot;)" office:value-type="percentage" office:value="0.0000151781591512787" calcext:value-type="percentage">
            <text:p>0.00%</text:p>
          </table:table-cell>
          <table:table-cell table:style-name="ce1" table:formula="of:=DEC2HEX([.C17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2*PI()"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table:formula="of:=[.B18]*(2^14-1)" office:value-type="float" office:value="0" calcext:value-type="float">
            <text:p>0</text:p>
          </table:table-cell>
          <table:table-cell table:formula="of:=([.B18]+SIN(PI()/2))*(2^14-1)" office:value-type="float" office:value="16383" calcext:value-type="float">
            <text:p>16383</text:p>
          </table:table-cell>
          <table:table-cell table:formula="of:=DEC2HEX([.D18];4)" office:value-type="string" office:string-value="3FFF" calcext:value-type="string">
            <text:p>3FFF</text:p>
          </table:table-cell>
          <table:table-cell table:formula="of:=DEC2BIN([.D18]/2^12;4)" office:value-type="string" office:string-value="0011" calcext:value-type="string">
            <text:p>0011</text:p>
          </table:table-cell>
          <table:table-cell table:formula="of:=HEX2DEC([.E18])" office:value-type="float" office:value="16383" calcext:value-type="float">
            <text:p>16383</text:p>
          </table:table-cell>
          <table:table-cell table:style-name="ce1" table:formula="of:=([.D18]-[.G18])/HEX2DEC(&quot;7FFE&quot;)" office:value-type="percentage" office:value="0" calcext:value-type="percentage">
            <text:p>0.00%</text:p>
          </table:table-cell>
          <table:table-cell table:style-name="ce1" table:formula="of:=DEC2HEX([.C18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2])" office:value-type="float" office:value="0" calcext:value-type="float">
            <text:p>0</text:p>
          </table:table-cell>
          <table:table-cell table:formula="of:=[.B22]*(2^14-1)" office:value-type="float" office:value="0" calcext:value-type="float">
            <text:p>0</text:p>
          </table:table-cell>
          <table:table-cell table:formula="of:=([.B22]+SIN(PI()/2))*(2^14-1)" office:value-type="float" office:value="16383" calcext:value-type="float">
            <text:p>16383</text:p>
          </table:table-cell>
          <table:table-cell table:formula="of:=DEC2HEX([.D22];4)" office:value-type="string" office:string-value="3FFF" calcext:value-type="string">
            <text:p>3FFF</text:p>
          </table:table-cell>
          <table:table-cell table:formula="of:=DEC2BIN([.D22]/2^12;4)" office:value-type="string" office:string-value="0011" calcext:value-type="string">
            <text:p>0011</text:p>
          </table:table-cell>
          <table:table-cell table:formula="of:=HEX2DEC([.E22])" office:value-type="float" office:value="16383" calcext:value-type="float">
            <text:p>16383</text:p>
          </table:table-cell>
          <table:table-cell table:style-name="ce1" table:formula="of:=([.D22]-[.G22])/HEX2DEC(&quot;7FFE&quot;)" office:value-type="percentage" office:value="0" calcext:value-type="percentage">
            <text:p>0.00%</text:p>
          </table:table-cell>
          <table:table-cell table:style-name="ce1" table:formula="of:=DEC2HEX([.C22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2]+2*PI()/8" office:value-type="float" office:value="0.785398163397448" calcext:value-type="float">
            <text:p>0.785398163397448</text:p>
          </table:table-cell>
          <table:table-cell table:formula="of:=SIN([.A23])" office:value-type="float" office:value="0.707106781186547" calcext:value-type="float">
            <text:p>0.707106781186547</text:p>
          </table:table-cell>
          <table:table-cell table:formula="of:=[.B23]*(2^14-1)" office:value-type="float" office:value="11584.5303961792" calcext:value-type="float">
            <text:p>11584.5303961792</text:p>
          </table:table-cell>
          <table:table-cell table:formula="of:=([.B23]+SIN(PI()/2))*(2^14-1)" office:value-type="float" office:value="27967.5303961792" calcext:value-type="float">
            <text:p>27967.5303961792</text:p>
          </table:table-cell>
          <table:table-cell table:formula="of:=DEC2HEX([.D23];4)" office:value-type="string" office:string-value="6D3F" calcext:value-type="string">
            <text:p>6D3F</text:p>
          </table:table-cell>
          <table:table-cell table:formula="of:=DEC2BIN([.D23]/2^12;4)" office:value-type="string" office:string-value="0110" calcext:value-type="string">
            <text:p>0110</text:p>
          </table:table-cell>
          <table:table-cell table:formula="of:=HEX2DEC([.E23])" office:value-type="float" office:value="27967" calcext:value-type="float">
            <text:p>27967</text:p>
          </table:table-cell>
          <table:table-cell table:style-name="ce1" table:formula="of:=([.D23]-[.G23])/HEX2DEC(&quot;7FFE&quot;)" office:value-type="percentage" office:value="0.0000161873948363781" calcext:value-type="percentage">
            <text:p>0.00%</text:p>
          </table:table-cell>
          <table:table-cell table:style-name="ce1" table:formula="of:=DEC2HEX([.C23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3]+2*PI()/8" office:value-type="float" office:value="1.5707963267949" calcext:value-type="float">
            <text:p>1.5707963267949</text:p>
          </table:table-cell>
          <table:table-cell table:formula="of:=SIN([.A24])" office:value-type="float" office:value="1" calcext:value-type="float">
            <text:p>1</text:p>
          </table:table-cell>
          <table:table-cell table:formula="of:=[.B24]*(2^14-1)" office:value-type="float" office:value="16383" calcext:value-type="float">
            <text:p>16383</text:p>
          </table:table-cell>
          <table:table-cell table:formula="of:=([.B24]+SIN(PI()/2))*(2^14-1)" office:value-type="float" office:value="32766" calcext:value-type="float">
            <text:p>32766</text:p>
          </table:table-cell>
          <table:table-cell table:formula="of:=DEC2HEX([.D24];4)" office:value-type="string" office:string-value="7FFE" calcext:value-type="string">
            <text:p>7FFE</text:p>
          </table:table-cell>
          <table:table-cell table:formula="of:=DEC2BIN([.D24]/2^12;4)" office:value-type="string" office:string-value="0111" calcext:value-type="string">
            <text:p>0111</text:p>
          </table:table-cell>
          <table:table-cell table:formula="of:=HEX2DEC([.E24])" office:value-type="float" office:value="32766" calcext:value-type="float">
            <text:p>32766</text:p>
          </table:table-cell>
          <table:table-cell table:style-name="ce1" table:formula="of:=([.D24]-[.G24])/HEX2DEC(&quot;7FFE&quot;)" office:value-type="percentage" office:value="0" calcext:value-type="percentage">
            <text:p>0.00%</text:p>
          </table:table-cell>
          <table:table-cell table:style-name="ce1" table:formula="of:=DEC2HEX([.C24];4)" office:value-type="string" office:string-value="3FFF" calcext:value-type="string">
            <text:p>3FFF</text:p>
          </table:table-cell>
          <table:table-cell/>
        </table:table-row>
        <table:table-row table:style-name="ro1">
          <table:table-cell table:formula="of:=[.A24]+2*PI()/8" office:value-type="float" office:value="2.35619449019234" calcext:value-type="float">
            <text:p>2.35619449019234</text:p>
          </table:table-cell>
          <table:table-cell table:formula="of:=SIN([.A25])" office:value-type="float" office:value="0.707106781186548" calcext:value-type="float">
            <text:p>0.707106781186548</text:p>
          </table:table-cell>
          <table:table-cell table:formula="of:=[.B25]*(2^14-1)" office:value-type="float" office:value="11584.5303961792" calcext:value-type="float">
            <text:p>11584.5303961792</text:p>
          </table:table-cell>
          <table:table-cell table:formula="of:=([.B25]+SIN(PI()/2))*(2^14-1)" office:value-type="float" office:value="27967.5303961792" calcext:value-type="float">
            <text:p>27967.5303961792</text:p>
          </table:table-cell>
          <table:table-cell table:formula="of:=DEC2HEX([.D25];4)" office:value-type="string" office:string-value="6D3F" calcext:value-type="string">
            <text:p>6D3F</text:p>
          </table:table-cell>
          <table:table-cell table:formula="of:=DEC2BIN([.D25]/2^12;4)" office:value-type="string" office:string-value="0110" calcext:value-type="string">
            <text:p>0110</text:p>
          </table:table-cell>
          <table:table-cell table:formula="of:=HEX2DEC([.E25])" office:value-type="float" office:value="27967" calcext:value-type="float">
            <text:p>27967</text:p>
          </table:table-cell>
          <table:table-cell table:style-name="ce1" table:formula="of:=([.D25]-[.G25])/HEX2DEC(&quot;7FFE&quot;)" office:value-type="percentage" office:value="0.0000161873948363781" calcext:value-type="percentage">
            <text:p>0.00%</text:p>
          </table:table-cell>
          <table:table-cell table:style-name="ce1" table:formula="of:=DEC2HEX([.C25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5]+2*PI()/8" office:value-type="float" office:value="3.14159265358979" calcext:value-type="float">
            <text:p>3.14159265358979</text:p>
          </table:table-cell>
          <table:table-cell table:formula="of:=SIN([.A26])" office:value-type="float" office:value="1.22464679914735E-016" calcext:value-type="float">
            <text:p>1.22464679914735E-16</text:p>
          </table:table-cell>
          <table:table-cell table:formula="of:=[.B26]*(2^14-1)" office:value-type="float" office:value="0.00000000000200633885104311" calcext:value-type="float">
            <text:p>2.00633885104311E-12</text:p>
          </table:table-cell>
          <table:table-cell table:formula="of:=([.B26]+SIN(PI()/2))*(2^14-1)" office:value-type="float" office:value="16383" calcext:value-type="float">
            <text:p>16383</text:p>
          </table:table-cell>
          <table:table-cell table:formula="of:=DEC2HEX([.D26];4)" office:value-type="string" office:string-value="3FFF" calcext:value-type="string">
            <text:p>3FFF</text:p>
          </table:table-cell>
          <table:table-cell table:formula="of:=DEC2BIN([.D26]/2^12;4)" office:value-type="string" office:string-value="0011" calcext:value-type="string">
            <text:p>0011</text:p>
          </table:table-cell>
          <table:table-cell table:formula="of:=HEX2DEC([.E26])" office:value-type="float" office:value="16383" calcext:value-type="float">
            <text:p>16383</text:p>
          </table:table-cell>
          <table:table-cell table:style-name="ce1" table:formula="of:=([.D26]-[.G26])/HEX2DEC(&quot;7FFE&quot;)" office:value-type="percentage" office:value="0" calcext:value-type="percentage">
            <text:p>0.00%</text:p>
          </table:table-cell>
          <table:table-cell table:style-name="ce1" table:formula="of:=DEC2HEX([.C26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6]+2*PI()/8" office:value-type="float" office:value="3.92699081698724" calcext:value-type="float">
            <text:p>3.92699081698724</text:p>
          </table:table-cell>
          <table:table-cell table:formula="of:=SIN([.A27])" office:value-type="float" office:value="-0.707106781186547" calcext:value-type="float">
            <text:p>-0.707106781186547</text:p>
          </table:table-cell>
          <table:table-cell table:formula="of:=[.B27]*(2^14-1)" office:value-type="float" office:value="-11584.5303961792" calcext:value-type="float">
            <text:p>-11584.5303961792</text:p>
          </table:table-cell>
          <table:table-cell table:formula="of:=([.B27]+SIN(PI()/2))*(2^14-1)" office:value-type="float" office:value="4798.46960382079" calcext:value-type="float">
            <text:p>4798.46960382079</text:p>
          </table:table-cell>
          <table:table-cell table:formula="of:=DEC2HEX([.D27];4)" office:value-type="string" office:string-value="12BE" calcext:value-type="string">
            <text:p>12BE</text:p>
          </table:table-cell>
          <table:table-cell table:formula="of:=DEC2BIN([.D27]/2^12;4)" office:value-type="string" office:string-value="0001" calcext:value-type="string">
            <text:p>0001</text:p>
          </table:table-cell>
          <table:table-cell table:formula="of:=HEX2DEC([.E27])" office:value-type="float" office:value="4798" calcext:value-type="float">
            <text:p>4798</text:p>
          </table:table-cell>
          <table:table-cell table:style-name="ce1" table:formula="of:=([.D27]-[.G27])/HEX2DEC(&quot;7FFE&quot;)" office:value-type="percentage" office:value="0.0000143320460475204" calcext:value-type="percentage">
            <text:p>0.00%</text:p>
          </table:table-cell>
          <table:table-cell table:style-name="ce1" table:formula="of:=DEC2HEX([.C27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formula="of:=[.A27]+2*PI()/8" office:value-type="float" office:value="4.71238898038469" calcext:value-type="float">
            <text:p>4.71238898038469</text:p>
          </table:table-cell>
          <table:table-cell table:formula="of:=SIN([.A28])" office:value-type="float" office:value="-1" calcext:value-type="float">
            <text:p>-1</text:p>
          </table:table-cell>
          <table:table-cell table:formula="of:=[.B28]*(2^14-1)" office:value-type="float" office:value="-16383" calcext:value-type="float">
            <text:p>-16383</text:p>
          </table:table-cell>
          <table:table-cell table:formula="of:=([.B28]+SIN(PI()/2))*(2^14-1)" office:value-type="float" office:value="0" calcext:value-type="float">
            <text:p>0</text:p>
          </table:table-cell>
          <table:table-cell table:formula="of:=DEC2HEX([.D28];4)" office:value-type="string" office:string-value="0000" calcext:value-type="string">
            <text:p>0000</text:p>
          </table:table-cell>
          <table:table-cell table:formula="of:=DEC2BIN([.D28]/2^12;4)" office:value-type="string" office:string-value="0000" calcext:value-type="string">
            <text:p>0000</text:p>
          </table:table-cell>
          <table:table-cell table:formula="of:=HEX2DEC([.E28])" office:value-type="float" office:value="0" calcext:value-type="float">
            <text:p>0</text:p>
          </table:table-cell>
          <table:table-cell table:style-name="ce1" table:formula="of:=([.D28]-[.G28])/HEX2DEC(&quot;7FFE&quot;)" office:value-type="percentage" office:value="0" calcext:value-type="percentage">
            <text:p>0.00%</text:p>
          </table:table-cell>
          <table:table-cell table:style-name="ce1" table:formula="of:=DEC2HEX([.C28];4)" office:value-type="string" office:string-value="FFFFFFC001" calcext:value-type="string">
            <text:p>FFFFFFC001</text:p>
          </table:table-cell>
          <table:table-cell/>
        </table:table-row>
        <table:table-row table:style-name="ro1">
          <table:table-cell table:formula="of:=[.A28]+2*PI()/8" office:value-type="float" office:value="5.49778714378214" calcext:value-type="float">
            <text:p>5.49778714378214</text:p>
          </table:table-cell>
          <table:table-cell table:formula="of:=SIN([.A29])" office:value-type="float" office:value="-0.707106781186548" calcext:value-type="float">
            <text:p>-0.707106781186548</text:p>
          </table:table-cell>
          <table:table-cell table:formula="of:=[.B29]*(2^14-1)" office:value-type="float" office:value="-11584.5303961792" calcext:value-type="float">
            <text:p>-11584.5303961792</text:p>
          </table:table-cell>
          <table:table-cell table:formula="of:=([.B29]+SIN(PI()/2))*(2^14-1)" office:value-type="float" office:value="4798.46960382079" calcext:value-type="float">
            <text:p>4798.46960382079</text:p>
          </table:table-cell>
          <table:table-cell table:formula="of:=DEC2HEX([.D29];4)" office:value-type="string" office:string-value="12BE" calcext:value-type="string">
            <text:p>12BE</text:p>
          </table:table-cell>
          <table:table-cell table:formula="of:=DEC2BIN([.D29]/2^12;4)" office:value-type="string" office:string-value="0001" calcext:value-type="string">
            <text:p>0001</text:p>
          </table:table-cell>
          <table:table-cell table:formula="of:=HEX2DEC([.E29])" office:value-type="float" office:value="4798" calcext:value-type="float">
            <text:p>4798</text:p>
          </table:table-cell>
          <table:table-cell table:style-name="ce1" table:formula="of:=([.D29]-[.G29])/HEX2DEC(&quot;7FFE&quot;)" office:value-type="percentage" office:value="0.0000143320460474094" calcext:value-type="percentage">
            <text:p>0.00%</text:p>
          </table:table-cell>
          <table:table-cell table:style-name="ce1" table:formula="of:=DEC2HEX([.C29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37])" office:value-type="float" office:value="0" calcext:value-type="float">
            <text:p>0</text:p>
          </table:table-cell>
          <table:table-cell table:formula="of:=[.B37]*(2^14-1)" office:value-type="float" office:value="0" calcext:value-type="float">
            <text:p>0</text:p>
          </table:table-cell>
          <table:table-cell table:formula="of:=([.B37]+SIN(PI()/2))*(2^14-1)" office:value-type="float" office:value="16383" calcext:value-type="float">
            <text:p>16383</text:p>
          </table:table-cell>
          <table:table-cell table:formula="of:=DEC2HEX([.D37];4)" office:value-type="string" office:string-value="3FFF" calcext:value-type="string">
            <text:p>3FFF</text:p>
          </table:table-cell>
          <table:table-cell table:formula="of:=DEC2BIN([.D37]/2^12;4)" office:value-type="string" office:string-value="0011" calcext:value-type="string">
            <text:p>0011</text:p>
          </table:table-cell>
          <table:table-cell table:formula="of:=HEX2DEC([.E37])" office:value-type="float" office:value="16383" calcext:value-type="float">
            <text:p>16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(2*PI()/64)" office:value-type="float" office:value="0.098174770424681" calcext:value-type="float">
            <text:p>0.098174770424681</text:p>
          </table:table-cell>
          <table:table-cell table:formula="of:=SIN([.A38])" office:value-type="float" office:value="0.0980171403295606" calcext:value-type="float">
            <text:p>0.098017140329561</text:p>
          </table:table-cell>
          <table:table-cell table:formula="of:=[.B38]*(2^14-1)" office:value-type="float" office:value="1605.81481001919" calcext:value-type="float">
            <text:p>1605.81481001919</text:p>
          </table:table-cell>
          <table:table-cell table:formula="of:=([.B38]+SIN(PI()/2))*(2^14-1)" office:value-type="float" office:value="17988.8148100192" calcext:value-type="float">
            <text:p>17988.8148100192</text:p>
          </table:table-cell>
          <table:table-cell table:formula="of:=DEC2HEX([.D38];4)" office:value-type="string" office:string-value="4644" calcext:value-type="string">
            <text:p>4644</text:p>
          </table:table-cell>
          <table:table-cell table:formula="of:=DEC2BIN([.D38]/2^12;4)" office:value-type="string" office:string-value="0100" calcext:value-type="string">
            <text:p>0100</text:p>
          </table:table-cell>
          <table:table-cell table:formula="of:=HEX2DEC([.E38])" office:value-type="float" office:value="17988" calcext:value-type="float">
            <text:p>179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(2*PI()/64)" office:value-type="float" office:value="0.196349540849362" calcext:value-type="float">
            <text:p>0.196349540849362</text:p>
          </table:table-cell>
          <table:table-cell table:formula="of:=SIN([.A39])" office:value-type="float" office:value="0.195090322016128" calcext:value-type="float">
            <text:p>0.195090322016128</text:p>
          </table:table-cell>
          <table:table-cell table:formula="of:=[.B39]*(2^14-1)" office:value-type="float" office:value="3196.16474559023" calcext:value-type="float">
            <text:p>3196.16474559023</text:p>
          </table:table-cell>
          <table:table-cell table:formula="of:=([.B39]+SIN(PI()/2))*(2^14-1)" office:value-type="float" office:value="19579.1647455902" calcext:value-type="float">
            <text:p>19579.1647455902</text:p>
          </table:table-cell>
          <table:table-cell table:formula="of:=DEC2HEX([.D39];4)" office:value-type="string" office:string-value="4C7B" calcext:value-type="string">
            <text:p>4C7B</text:p>
          </table:table-cell>
          <table:table-cell table:formula="of:=DEC2BIN([.D39]/2^12;4)" office:value-type="string" office:string-value="0100" calcext:value-type="string">
            <text:p>0100</text:p>
          </table:table-cell>
          <table:table-cell table:formula="of:=HEX2DEC([.E39])" office:value-type="float" office:value="19579" calcext:value-type="float">
            <text:p>195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(2*PI()/64)" office:value-type="float" office:value="0.294524311274043" calcext:value-type="float">
            <text:p>0.294524311274043</text:p>
          </table:table-cell>
          <table:table-cell table:formula="of:=SIN([.A40])" office:value-type="float" office:value="0.290284677254462" calcext:value-type="float">
            <text:p>0.290284677254462</text:p>
          </table:table-cell>
          <table:table-cell table:formula="of:=[.B40]*(2^14-1)" office:value-type="float" office:value="4755.73386745986" calcext:value-type="float">
            <text:p>4755.73386745986</text:p>
          </table:table-cell>
          <table:table-cell table:formula="of:=([.B40]+SIN(PI()/2))*(2^14-1)" office:value-type="float" office:value="21138.7338674599" calcext:value-type="float">
            <text:p>21138.7338674599</text:p>
          </table:table-cell>
          <table:table-cell table:formula="of:=DEC2HEX([.D40];4)" office:value-type="string" office:string-value="5292" calcext:value-type="string">
            <text:p>5292</text:p>
          </table:table-cell>
          <table:table-cell table:formula="of:=DEC2BIN([.D40]/2^12;4)" office:value-type="string" office:string-value="0101" calcext:value-type="string">
            <text:p>0101</text:p>
          </table:table-cell>
          <table:table-cell table:formula="of:=HEX2DEC([.E40])" office:value-type="float" office:value="21138" calcext:value-type="float">
            <text:p>211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(2*PI()/64)" office:value-type="float" office:value="0.392699081698724" calcext:value-type="float">
            <text:p>0.392699081698724</text:p>
          </table:table-cell>
          <table:table-cell table:formula="of:=SIN([.A41])" office:value-type="float" office:value="0.38268343236509" calcext:value-type="float">
            <text:p>0.38268343236509</text:p>
          </table:table-cell>
          <table:table-cell table:formula="of:=[.B41]*(2^14-1)" office:value-type="float" office:value="6269.50267243727" calcext:value-type="float">
            <text:p>6269.50267243727</text:p>
          </table:table-cell>
          <table:table-cell table:formula="of:=([.B41]+SIN(PI()/2))*(2^14-1)" office:value-type="float" office:value="22652.5026724373" calcext:value-type="float">
            <text:p>22652.5026724373</text:p>
          </table:table-cell>
          <table:table-cell table:formula="of:=DEC2HEX([.D41];4)" office:value-type="string" office:string-value="587C" calcext:value-type="string">
            <text:p>587C</text:p>
          </table:table-cell>
          <table:table-cell table:formula="of:=DEC2BIN([.D41]/2^12;4)" office:value-type="string" office:string-value="0101" calcext:value-type="string">
            <text:p>0101</text:p>
          </table:table-cell>
          <table:table-cell table:formula="of:=HEX2DEC([.E41])" office:value-type="float" office:value="22652" calcext:value-type="float">
            <text:p>226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(2*PI()/64)" office:value-type="float" office:value="0.490873852123405" calcext:value-type="float">
            <text:p>0.490873852123405</text:p>
          </table:table-cell>
          <table:table-cell table:formula="of:=SIN([.A42])" office:value-type="float" office:value="0.471396736825998" calcext:value-type="float">
            <text:p>0.471396736825998</text:p>
          </table:table-cell>
          <table:table-cell table:formula="of:=[.B42]*(2^14-1)" office:value-type="float" office:value="7722.89273942032" calcext:value-type="float">
            <text:p>7722.89273942032</text:p>
          </table:table-cell>
          <table:table-cell table:formula="of:=([.B42]+SIN(PI()/2))*(2^14-1)" office:value-type="float" office:value="24105.8927394203" calcext:value-type="float">
            <text:p>24105.8927394203</text:p>
          </table:table-cell>
          <table:table-cell table:formula="of:=DEC2HEX([.D42];4)" office:value-type="string" office:string-value="5E29" calcext:value-type="string">
            <text:p>5E29</text:p>
          </table:table-cell>
          <table:table-cell table:formula="of:=DEC2BIN([.D42]/2^12;4)" office:value-type="string" office:string-value="0101" calcext:value-type="string">
            <text:p>0101</text:p>
          </table:table-cell>
          <table:table-cell table:formula="of:=HEX2DEC([.E42])" office:value-type="float" office:value="24105" calcext:value-type="float">
            <text:p>241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(2*PI()/64)" office:value-type="float" office:value="0.589048622548086" calcext:value-type="float">
            <text:p>0.589048622548086</text:p>
          </table:table-cell>
          <table:table-cell table:formula="of:=SIN([.A43])" office:value-type="float" office:value="0.555570233019602" calcext:value-type="float">
            <text:p>0.555570233019602</text:p>
          </table:table-cell>
          <table:table-cell table:formula="of:=[.B43]*(2^14-1)" office:value-type="float" office:value="9101.90712756014" calcext:value-type="float">
            <text:p>9101.90712756014</text:p>
          </table:table-cell>
          <table:table-cell table:formula="of:=([.B43]+SIN(PI()/2))*(2^14-1)" office:value-type="float" office:value="25484.9071275601" calcext:value-type="float">
            <text:p>25484.9071275601</text:p>
          </table:table-cell>
          <table:table-cell table:formula="of:=DEC2HEX([.D43];4)" office:value-type="string" office:string-value="638C" calcext:value-type="string">
            <text:p>638C</text:p>
          </table:table-cell>
          <table:table-cell table:formula="of:=DEC2BIN([.D43]/2^12;4)" office:value-type="string" office:string-value="0110" calcext:value-type="string">
            <text:p>0110</text:p>
          </table:table-cell>
          <table:table-cell table:formula="of:=HEX2DEC([.E43])" office:value-type="float" office:value="25484" calcext:value-type="float">
            <text:p>25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(2*PI()/64)" office:value-type="float" office:value="0.687223392972767" calcext:value-type="float">
            <text:p>0.687223392972767</text:p>
          </table:table-cell>
          <table:table-cell table:formula="of:=SIN([.A44])" office:value-type="float" office:value="0.634393284163645" calcext:value-type="float">
            <text:p>0.634393284163645</text:p>
          </table:table-cell>
          <table:table-cell table:formula="of:=[.B44]*(2^14-1)" office:value-type="float" office:value="10393.265174453" calcext:value-type="float">
            <text:p>10393.265174453</text:p>
          </table:table-cell>
          <table:table-cell table:formula="of:=([.B44]+SIN(PI()/2))*(2^14-1)" office:value-type="float" office:value="26776.265174453" calcext:value-type="float">
            <text:p>26776.265174453</text:p>
          </table:table-cell>
          <table:table-cell table:formula="of:=DEC2HEX([.D44];4)" office:value-type="string" office:string-value="6898" calcext:value-type="string">
            <text:p>6898</text:p>
          </table:table-cell>
          <table:table-cell table:formula="of:=DEC2BIN([.D44]/2^12;4)" office:value-type="string" office:string-value="0110" calcext:value-type="string">
            <text:p>0110</text:p>
          </table:table-cell>
          <table:table-cell table:formula="of:=HEX2DEC([.E44])" office:value-type="float" office:value="26776" calcext:value-type="float">
            <text:p>267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(2*PI()/64)" office:value-type="float" office:value="0.785398163397448" calcext:value-type="float">
            <text:p>0.785398163397448</text:p>
          </table:table-cell>
          <table:table-cell table:formula="of:=SIN([.A45])" office:value-type="float" office:value="0.707106781186547" calcext:value-type="float">
            <text:p>0.707106781186547</text:p>
          </table:table-cell>
          <table:table-cell table:formula="of:=[.B45]*(2^14-1)" office:value-type="float" office:value="11584.5303961792" calcext:value-type="float">
            <text:p>11584.5303961792</text:p>
          </table:table-cell>
          <table:table-cell table:formula="of:=([.B45]+SIN(PI()/2))*(2^14-1)" office:value-type="float" office:value="27967.5303961792" calcext:value-type="float">
            <text:p>27967.5303961792</text:p>
          </table:table-cell>
          <table:table-cell table:formula="of:=DEC2HEX([.D45];4)" office:value-type="string" office:string-value="6D3F" calcext:value-type="string">
            <text:p>6D3F</text:p>
          </table:table-cell>
          <table:table-cell table:formula="of:=DEC2BIN([.D45]/2^12;4)" office:value-type="string" office:string-value="0110" calcext:value-type="string">
            <text:p>0110</text:p>
          </table:table-cell>
          <table:table-cell table:formula="of:=HEX2DEC([.E45])" office:value-type="float" office:value="27967" calcext:value-type="float">
            <text:p>2796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(2*PI()/64)" office:value-type="float" office:value="0.883572933822129" calcext:value-type="float">
            <text:p>0.883572933822129</text:p>
          </table:table-cell>
          <table:table-cell table:formula="of:=SIN([.A46])" office:value-type="float" office:value="0.773010453362737" calcext:value-type="float">
            <text:p>0.773010453362737</text:p>
          </table:table-cell>
          <table:table-cell table:formula="of:=[.B46]*(2^14-1)" office:value-type="float" office:value="12664.2302574417" calcext:value-type="float">
            <text:p>12664.2302574417</text:p>
          </table:table-cell>
          <table:table-cell table:formula="of:=([.B46]+SIN(PI()/2))*(2^14-1)" office:value-type="float" office:value="29047.2302574417" calcext:value-type="float">
            <text:p>29047.2302574417</text:p>
          </table:table-cell>
          <table:table-cell table:formula="of:=DEC2HEX([.D46];4)" office:value-type="string" office:string-value="7177" calcext:value-type="string">
            <text:p>7177</text:p>
          </table:table-cell>
          <table:table-cell table:formula="of:=DEC2BIN([.D46]/2^12;4)" office:value-type="string" office:string-value="0111" calcext:value-type="string">
            <text:p>0111</text:p>
          </table:table-cell>
          <table:table-cell table:formula="of:=HEX2DEC([.E46])" office:value-type="float" office:value="29047" calcext:value-type="float">
            <text:p>290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(2*PI()/64)" office:value-type="float" office:value="0.98174770424681" calcext:value-type="float">
            <text:p>0.98174770424681</text:p>
          </table:table-cell>
          <table:table-cell table:formula="of:=SIN([.A47])" office:value-type="float" office:value="0.831469612302545" calcext:value-type="float">
            <text:p>0.831469612302545</text:p>
          </table:table-cell>
          <table:table-cell table:formula="of:=[.B47]*(2^14-1)" office:value-type="float" office:value="13621.9666583526" calcext:value-type="float">
            <text:p>13621.9666583526</text:p>
          </table:table-cell>
          <table:table-cell table:formula="of:=([.B47]+SIN(PI()/2))*(2^14-1)" office:value-type="float" office:value="30004.9666583526" calcext:value-type="float">
            <text:p>30004.9666583526</text:p>
          </table:table-cell>
          <table:table-cell table:formula="of:=DEC2HEX([.D47];4)" office:value-type="string" office:string-value="7534" calcext:value-type="string">
            <text:p>7534</text:p>
          </table:table-cell>
          <table:table-cell table:formula="of:=DEC2BIN([.D47]/2^12;4)" office:value-type="string" office:string-value="0111" calcext:value-type="string">
            <text:p>0111</text:p>
          </table:table-cell>
          <table:table-cell table:formula="of:=HEX2DEC([.E47])" office:value-type="float" office:value="30004" calcext:value-type="float">
            <text:p>3000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47]+(2*PI()/64)" office:value-type="float" office:value="1.07992247467149" calcext:value-type="float">
            <text:p>1.07992247467149</text:p>
          </table:table-cell>
          <table:table-cell table:formula="of:=SIN([.A48])" office:value-type="float" office:value="0.881921264348355" calcext:value-type="float">
            <text:p>0.881921264348355</text:p>
          </table:table-cell>
          <table:table-cell table:formula="of:=[.B48]*(2^14-1)" office:value-type="float" office:value="14448.5160738191" calcext:value-type="float">
            <text:p>14448.5160738191</text:p>
          </table:table-cell>
          <table:table-cell table:formula="of:=([.B48]+SIN(PI()/2))*(2^14-1)" office:value-type="float" office:value="30831.5160738191" calcext:value-type="float">
            <text:p>30831.5160738191</text:p>
          </table:table-cell>
          <table:table-cell table:formula="of:=DEC2HEX([.D48];4)" office:value-type="string" office:string-value="786F" calcext:value-type="string">
            <text:p>786F</text:p>
          </table:table-cell>
          <table:table-cell table:formula="of:=DEC2BIN([.D48]/2^12;4)" office:value-type="string" office:string-value="0111" calcext:value-type="string">
            <text:p>0111</text:p>
          </table:table-cell>
          <table:table-cell table:formula="of:=HEX2DEC([.E48])" office:value-type="float" office:value="30831" calcext:value-type="float">
            <text:p>3083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8]+(2*PI()/64)" office:value-type="float" office:value="1.17809724509617" calcext:value-type="float">
            <text:p>1.17809724509617</text:p>
          </table:table-cell>
          <table:table-cell table:formula="of:=SIN([.A49])" office:value-type="float" office:value="0.923879532511287" calcext:value-type="float">
            <text:p>0.923879532511287</text:p>
          </table:table-cell>
          <table:table-cell table:formula="of:=[.B49]*(2^14-1)" office:value-type="float" office:value="15135.9183811324" calcext:value-type="float">
            <text:p>15135.9183811324</text:p>
          </table:table-cell>
          <table:table-cell table:formula="of:=([.B49]+SIN(PI()/2))*(2^14-1)" office:value-type="float" office:value="31518.9183811324" calcext:value-type="float">
            <text:p>31518.9183811324</text:p>
          </table:table-cell>
          <table:table-cell table:formula="of:=DEC2HEX([.D49];4)" office:value-type="string" office:string-value="7B1E" calcext:value-type="string">
            <text:p>7B1E</text:p>
          </table:table-cell>
          <table:table-cell table:formula="of:=DEC2BIN([.D49]/2^12;4)" office:value-type="string" office:string-value="0111" calcext:value-type="string">
            <text:p>0111</text:p>
          </table:table-cell>
          <table:table-cell table:formula="of:=HEX2DEC([.E49])" office:value-type="float" office:value="31518" calcext:value-type="float">
            <text:p>3151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49]+(2*PI()/64)" office:value-type="float" office:value="1.27627201552085" calcext:value-type="float">
            <text:p>1.27627201552085</text:p>
          </table:table-cell>
          <table:table-cell table:formula="of:=SIN([.A50])" office:value-type="float" office:value="0.956940335732209" calcext:value-type="float">
            <text:p>0.956940335732209</text:p>
          </table:table-cell>
          <table:table-cell table:formula="of:=[.B50]*(2^14-1)" office:value-type="float" office:value="15677.5535203008" calcext:value-type="float">
            <text:p>15677.5535203008</text:p>
          </table:table-cell>
          <table:table-cell table:formula="of:=([.B50]+SIN(PI()/2))*(2^14-1)" office:value-type="float" office:value="32060.5535203008" calcext:value-type="float">
            <text:p>32060.5535203008</text:p>
          </table:table-cell>
          <table:table-cell table:formula="of:=DEC2HEX([.D50];4)" office:value-type="string" office:string-value="7D3C" calcext:value-type="string">
            <text:p>7D3C</text:p>
          </table:table-cell>
          <table:table-cell table:formula="of:=DEC2BIN([.D50]/2^12;4)" office:value-type="string" office:string-value="0111" calcext:value-type="string">
            <text:p>0111</text:p>
          </table:table-cell>
          <table:table-cell table:formula="of:=HEX2DEC([.E50])" office:value-type="float" office:value="32060" calcext:value-type="float">
            <text:p>3206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0]+(2*PI()/64)" office:value-type="float" office:value="1.37444678594553" calcext:value-type="float">
            <text:p>1.37444678594553</text:p>
          </table:table-cell>
          <table:table-cell table:formula="of:=SIN([.A51])" office:value-type="float" office:value="0.98078528040323" calcext:value-type="float">
            <text:p>0.98078528040323</text:p>
          </table:table-cell>
          <table:table-cell table:formula="of:=[.B51]*(2^14-1)" office:value-type="float" office:value="16068.2052488461" calcext:value-type="float">
            <text:p>16068.2052488461</text:p>
          </table:table-cell>
          <table:table-cell table:formula="of:=([.B51]+SIN(PI()/2))*(2^14-1)" office:value-type="float" office:value="32451.2052488461" calcext:value-type="float">
            <text:p>32451.2052488461</text:p>
          </table:table-cell>
          <table:table-cell table:formula="of:=DEC2HEX([.D51];4)" office:value-type="string" office:string-value="7EC3" calcext:value-type="string">
            <text:p>7EC3</text:p>
          </table:table-cell>
          <table:table-cell table:formula="of:=DEC2BIN([.D51]/2^12;4)" office:value-type="string" office:string-value="0111" calcext:value-type="string">
            <text:p>0111</text:p>
          </table:table-cell>
          <table:table-cell table:formula="of:=HEX2DEC([.E51])" office:value-type="float" office:value="32451" calcext:value-type="float">
            <text:p>3245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51]+(2*PI()/64)" office:value-type="float" office:value="1.47262155637022" calcext:value-type="float">
            <text:p>1.47262155637022</text:p>
          </table:table-cell>
          <table:table-cell table:formula="of:=SIN([.A52])" office:value-type="float" office:value="0.995184726672197" calcext:value-type="float">
            <text:p>0.995184726672197</text:p>
          </table:table-cell>
          <table:table-cell table:formula="of:=[.B52]*(2^14-1)" office:value-type="float" office:value="16304.1113770706" calcext:value-type="float">
            <text:p>16304.1113770706</text:p>
          </table:table-cell>
          <table:table-cell table:formula="of:=([.B52]+SIN(PI()/2))*(2^14-1)" office:value-type="float" office:value="32687.1113770706" calcext:value-type="float">
            <text:p>32687.1113770706</text:p>
          </table:table-cell>
          <table:table-cell table:formula="of:=DEC2HEX([.D52];4)" office:value-type="string" office:string-value="7FAF" calcext:value-type="string">
            <text:p>7FAF</text:p>
          </table:table-cell>
          <table:table-cell table:formula="of:=DEC2BIN([.D52]/2^12;4)" office:value-type="string" office:string-value="0111" calcext:value-type="string">
            <text:p>0111</text:p>
          </table:table-cell>
          <table:table-cell table:formula="of:=HEX2DEC([.E52])" office:value-type="float" office:value="32687" calcext:value-type="float">
            <text:p>3268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]+(2*PI()/64)" office:value-type="float" office:value="1.5707963267949" calcext:value-type="float">
            <text:p>1.5707963267949</text:p>
          </table:table-cell>
          <table:table-cell table:formula="of:=SIN([.A53])" office:value-type="float" office:value="1" calcext:value-type="float">
            <text:p>1</text:p>
          </table:table-cell>
          <table:table-cell table:formula="of:=[.B53]*(2^14-1)" office:value-type="float" office:value="16383" calcext:value-type="float">
            <text:p>16383</text:p>
          </table:table-cell>
          <table:table-cell table:formula="of:=([.B53]+SIN(PI()/2))*(2^14-1)" office:value-type="float" office:value="32766" calcext:value-type="float">
            <text:p>32766</text:p>
          </table:table-cell>
          <table:table-cell table:formula="of:=DEC2HEX([.D53];4)" office:value-type="string" office:string-value="7FFE" calcext:value-type="string">
            <text:p>7FFE</text:p>
          </table:table-cell>
          <table:table-cell table:formula="of:=DEC2BIN([.D53]/2^12;4)" office:value-type="string" office:string-value="0111" calcext:value-type="string">
            <text:p>0111</text:p>
          </table:table-cell>
          <table:table-cell table:formula="of:=HEX2DEC([.E53])" office:value-type="float" office:value="32766" calcext:value-type="float">
            <text:p>3276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53]+(2*PI()/64)" office:value-type="float" office:value="1.66897109721958" calcext:value-type="float">
            <text:p>1.66897109721958</text:p>
          </table:table-cell>
          <table:table-cell table:formula="of:=SIN([.A54])" office:value-type="float" office:value="0.995184726672197" calcext:value-type="float">
            <text:p>0.995184726672197</text:p>
          </table:table-cell>
          <table:table-cell table:formula="of:=[.B54]*(2^14-1)" office:value-type="float" office:value="16304.1113770706" calcext:value-type="float">
            <text:p>16304.1113770706</text:p>
          </table:table-cell>
          <table:table-cell table:formula="of:=([.B54]+SIN(PI()/2))*(2^14-1)" office:value-type="float" office:value="32687.1113770706" calcext:value-type="float">
            <text:p>32687.1113770706</text:p>
          </table:table-cell>
          <table:table-cell table:formula="of:=DEC2HEX([.D54];4)" office:value-type="string" office:string-value="7FAF" calcext:value-type="string">
            <text:p>7FAF</text:p>
          </table:table-cell>
          <table:table-cell table:formula="of:=DEC2BIN([.D54]/2^12;4)" office:value-type="string" office:string-value="0111" calcext:value-type="string">
            <text:p>0111</text:p>
          </table:table-cell>
          <table:table-cell table:formula="of:=HEX2DEC([.E54])" office:value-type="float" office:value="32687" calcext:value-type="float">
            <text:p>3268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4]+(2*PI()/64)" office:value-type="float" office:value="1.76714586764426" calcext:value-type="float">
            <text:p>1.76714586764426</text:p>
          </table:table-cell>
          <table:table-cell table:formula="of:=SIN([.A55])" office:value-type="float" office:value="0.98078528040323" calcext:value-type="float">
            <text:p>0.98078528040323</text:p>
          </table:table-cell>
          <table:table-cell table:formula="of:=[.B55]*(2^14-1)" office:value-type="float" office:value="16068.2052488461" calcext:value-type="float">
            <text:p>16068.2052488461</text:p>
          </table:table-cell>
          <table:table-cell table:formula="of:=([.B55]+SIN(PI()/2))*(2^14-1)" office:value-type="float" office:value="32451.2052488461" calcext:value-type="float">
            <text:p>32451.2052488461</text:p>
          </table:table-cell>
          <table:table-cell table:formula="of:=DEC2HEX([.D55];4)" office:value-type="string" office:string-value="7EC3" calcext:value-type="string">
            <text:p>7EC3</text:p>
          </table:table-cell>
          <table:table-cell table:formula="of:=DEC2BIN([.D55]/2^12;4)" office:value-type="string" office:string-value="0111" calcext:value-type="string">
            <text:p>0111</text:p>
          </table:table-cell>
          <table:table-cell table:formula="of:=HEX2DEC([.E55])" office:value-type="float" office:value="32451" calcext:value-type="float">
            <text:p>3245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55]+(2*PI()/64)" office:value-type="float" office:value="1.86532063806894" calcext:value-type="float">
            <text:p>1.86532063806894</text:p>
          </table:table-cell>
          <table:table-cell table:formula="of:=SIN([.A56])" office:value-type="float" office:value="0.956940335732209" calcext:value-type="float">
            <text:p>0.956940335732209</text:p>
          </table:table-cell>
          <table:table-cell table:formula="of:=[.B56]*(2^14-1)" office:value-type="float" office:value="15677.5535203008" calcext:value-type="float">
            <text:p>15677.5535203008</text:p>
          </table:table-cell>
          <table:table-cell table:formula="of:=([.B56]+SIN(PI()/2))*(2^14-1)" office:value-type="float" office:value="32060.5535203008" calcext:value-type="float">
            <text:p>32060.5535203008</text:p>
          </table:table-cell>
          <table:table-cell table:formula="of:=DEC2HEX([.D56];4)" office:value-type="string" office:string-value="7D3C" calcext:value-type="string">
            <text:p>7D3C</text:p>
          </table:table-cell>
          <table:table-cell table:formula="of:=DEC2BIN([.D56]/2^12;4)" office:value-type="string" office:string-value="0111" calcext:value-type="string">
            <text:p>0111</text:p>
          </table:table-cell>
          <table:table-cell table:formula="of:=HEX2DEC([.E56])" office:value-type="float" office:value="32060" calcext:value-type="float">
            <text:p>320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6]+(2*PI()/64)" office:value-type="float" office:value="1.96349540849362" calcext:value-type="float">
            <text:p>1.96349540849362</text:p>
          </table:table-cell>
          <table:table-cell table:formula="of:=SIN([.A57])" office:value-type="float" office:value="0.923879532511286" calcext:value-type="float">
            <text:p>0.923879532511286</text:p>
          </table:table-cell>
          <table:table-cell table:formula="of:=[.B57]*(2^14-1)" office:value-type="float" office:value="15135.9183811324" calcext:value-type="float">
            <text:p>15135.9183811324</text:p>
          </table:table-cell>
          <table:table-cell table:formula="of:=([.B57]+SIN(PI()/2))*(2^14-1)" office:value-type="float" office:value="31518.9183811324" calcext:value-type="float">
            <text:p>31518.9183811324</text:p>
          </table:table-cell>
          <table:table-cell table:formula="of:=DEC2HEX([.D57];4)" office:value-type="string" office:string-value="7B1E" calcext:value-type="string">
            <text:p>7B1E</text:p>
          </table:table-cell>
          <table:table-cell table:formula="of:=DEC2BIN([.D57]/2^12;4)" office:value-type="string" office:string-value="0111" calcext:value-type="string">
            <text:p>0111</text:p>
          </table:table-cell>
          <table:table-cell table:formula="of:=HEX2DEC([.E57])" office:value-type="float" office:value="31518" calcext:value-type="float">
            <text:p>315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57]+(2*PI()/64)" office:value-type="float" office:value="2.0616701789183" calcext:value-type="float">
            <text:p>2.0616701789183</text:p>
          </table:table-cell>
          <table:table-cell table:formula="of:=SIN([.A58])" office:value-type="float" office:value="0.881921264348355" calcext:value-type="float">
            <text:p>0.881921264348355</text:p>
          </table:table-cell>
          <table:table-cell table:formula="of:=[.B58]*(2^14-1)" office:value-type="float" office:value="14448.5160738191" calcext:value-type="float">
            <text:p>14448.5160738191</text:p>
          </table:table-cell>
          <table:table-cell table:formula="of:=([.B58]+SIN(PI()/2))*(2^14-1)" office:value-type="float" office:value="30831.5160738191" calcext:value-type="float">
            <text:p>30831.5160738191</text:p>
          </table:table-cell>
          <table:table-cell table:formula="of:=DEC2HEX([.D58];4)" office:value-type="string" office:string-value="786F" calcext:value-type="string">
            <text:p>786F</text:p>
          </table:table-cell>
          <table:table-cell table:formula="of:=DEC2BIN([.D58]/2^12;4)" office:value-type="string" office:string-value="0111" calcext:value-type="string">
            <text:p>0111</text:p>
          </table:table-cell>
          <table:table-cell table:formula="of:=HEX2DEC([.E58])" office:value-type="float" office:value="30831" calcext:value-type="float">
            <text:p>3083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8]+(2*PI()/64)" office:value-type="float" office:value="2.15984494934298" calcext:value-type="float">
            <text:p>2.15984494934298</text:p>
          </table:table-cell>
          <table:table-cell table:formula="of:=SIN([.A59])" office:value-type="float" office:value="0.831469612302545" calcext:value-type="float">
            <text:p>0.831469612302545</text:p>
          </table:table-cell>
          <table:table-cell table:formula="of:=[.B59]*(2^14-1)" office:value-type="float" office:value="13621.9666583526" calcext:value-type="float">
            <text:p>13621.9666583526</text:p>
          </table:table-cell>
          <table:table-cell table:formula="of:=([.B59]+SIN(PI()/2))*(2^14-1)" office:value-type="float" office:value="30004.9666583526" calcext:value-type="float">
            <text:p>30004.9666583526</text:p>
          </table:table-cell>
          <table:table-cell table:formula="of:=DEC2HEX([.D59];4)" office:value-type="string" office:string-value="7534" calcext:value-type="string">
            <text:p>7534</text:p>
          </table:table-cell>
          <table:table-cell table:formula="of:=DEC2BIN([.D59]/2^12;4)" office:value-type="string" office:string-value="0111" calcext:value-type="string">
            <text:p>0111</text:p>
          </table:table-cell>
          <table:table-cell table:formula="of:=HEX2DEC([.E59])" office:value-type="float" office:value="30004" calcext:value-type="float">
            <text:p>3000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59]+(2*PI()/64)" office:value-type="float" office:value="2.25801971976766" calcext:value-type="float">
            <text:p>2.25801971976766</text:p>
          </table:table-cell>
          <table:table-cell table:formula="of:=SIN([.A60])" office:value-type="float" office:value="0.773010453362736" calcext:value-type="float">
            <text:p>0.773010453362736</text:p>
          </table:table-cell>
          <table:table-cell table:formula="of:=[.B60]*(2^14-1)" office:value-type="float" office:value="12664.2302574417" calcext:value-type="float">
            <text:p>12664.2302574417</text:p>
          </table:table-cell>
          <table:table-cell table:formula="of:=([.B60]+SIN(PI()/2))*(2^14-1)" office:value-type="float" office:value="29047.2302574417" calcext:value-type="float">
            <text:p>29047.2302574417</text:p>
          </table:table-cell>
          <table:table-cell table:formula="of:=DEC2HEX([.D60];4)" office:value-type="string" office:string-value="7177" calcext:value-type="string">
            <text:p>7177</text:p>
          </table:table-cell>
          <table:table-cell table:formula="of:=DEC2BIN([.D60]/2^12;4)" office:value-type="string" office:string-value="0111" calcext:value-type="string">
            <text:p>0111</text:p>
          </table:table-cell>
          <table:table-cell table:formula="of:=HEX2DEC([.E60])" office:value-type="float" office:value="29047" calcext:value-type="float">
            <text:p>2904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0]+(2*PI()/64)" office:value-type="float" office:value="2.35619449019235" calcext:value-type="float">
            <text:p>2.35619449019235</text:p>
          </table:table-cell>
          <table:table-cell table:formula="of:=SIN([.A61])" office:value-type="float" office:value="0.707106781186547" calcext:value-type="float">
            <text:p>0.707106781186547</text:p>
          </table:table-cell>
          <table:table-cell table:formula="of:=[.B61]*(2^14-1)" office:value-type="float" office:value="11584.5303961792" calcext:value-type="float">
            <text:p>11584.5303961792</text:p>
          </table:table-cell>
          <table:table-cell table:formula="of:=([.B61]+SIN(PI()/2))*(2^14-1)" office:value-type="float" office:value="27967.5303961792" calcext:value-type="float">
            <text:p>27967.5303961792</text:p>
          </table:table-cell>
          <table:table-cell table:formula="of:=DEC2HEX([.D61];4)" office:value-type="string" office:string-value="6D3F" calcext:value-type="string">
            <text:p>6D3F</text:p>
          </table:table-cell>
          <table:table-cell table:formula="of:=DEC2BIN([.D61]/2^12;4)" office:value-type="string" office:string-value="0110" calcext:value-type="string">
            <text:p>0110</text:p>
          </table:table-cell>
          <table:table-cell table:formula="of:=HEX2DEC([.E61])" office:value-type="float" office:value="27967" calcext:value-type="float">
            <text:p>2796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61]+(2*PI()/64)" office:value-type="float" office:value="2.45436926061703" calcext:value-type="float">
            <text:p>2.45436926061703</text:p>
          </table:table-cell>
          <table:table-cell table:formula="of:=SIN([.A62])" office:value-type="float" office:value="0.634393284163644" calcext:value-type="float">
            <text:p>0.634393284163644</text:p>
          </table:table-cell>
          <table:table-cell table:formula="of:=[.B62]*(2^14-1)" office:value-type="float" office:value="10393.265174453" calcext:value-type="float">
            <text:p>10393.265174453</text:p>
          </table:table-cell>
          <table:table-cell table:formula="of:=([.B62]+SIN(PI()/2))*(2^14-1)" office:value-type="float" office:value="26776.265174453" calcext:value-type="float">
            <text:p>26776.265174453</text:p>
          </table:table-cell>
          <table:table-cell table:formula="of:=DEC2HEX([.D62];4)" office:value-type="string" office:string-value="6898" calcext:value-type="string">
            <text:p>6898</text:p>
          </table:table-cell>
          <table:table-cell table:formula="of:=DEC2BIN([.D62]/2^12;4)" office:value-type="string" office:string-value="0110" calcext:value-type="string">
            <text:p>0110</text:p>
          </table:table-cell>
          <table:table-cell table:formula="of:=HEX2DEC([.E62])" office:value-type="float" office:value="26776" calcext:value-type="float">
            <text:p>2677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2]+(2*PI()/64)" office:value-type="float" office:value="2.55254403104171" calcext:value-type="float">
            <text:p>2.55254403104171</text:p>
          </table:table-cell>
          <table:table-cell table:formula="of:=SIN([.A63])" office:value-type="float" office:value="0.555570233019601" calcext:value-type="float">
            <text:p>0.555570233019601</text:p>
          </table:table-cell>
          <table:table-cell table:formula="of:=[.B63]*(2^14-1)" office:value-type="float" office:value="9101.90712756012" calcext:value-type="float">
            <text:p>9101.90712756012</text:p>
          </table:table-cell>
          <table:table-cell table:formula="of:=([.B63]+SIN(PI()/2))*(2^14-1)" office:value-type="float" office:value="25484.9071275601" calcext:value-type="float">
            <text:p>25484.9071275601</text:p>
          </table:table-cell>
          <table:table-cell table:formula="of:=DEC2HEX([.D63];4)" office:value-type="string" office:string-value="638C" calcext:value-type="string">
            <text:p>638C</text:p>
          </table:table-cell>
          <table:table-cell table:formula="of:=DEC2BIN([.D63]/2^12;4)" office:value-type="string" office:string-value="0110" calcext:value-type="string">
            <text:p>0110</text:p>
          </table:table-cell>
          <table:table-cell table:formula="of:=HEX2DEC([.E63])" office:value-type="float" office:value="25484" calcext:value-type="float">
            <text:p>2548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63]+(2*PI()/64)" office:value-type="float" office:value="2.65071880146639" calcext:value-type="float">
            <text:p>2.65071880146639</text:p>
          </table:table-cell>
          <table:table-cell table:formula="of:=SIN([.A64])" office:value-type="float" office:value="0.471396736825996" calcext:value-type="float">
            <text:p>0.471396736825996</text:p>
          </table:table-cell>
          <table:table-cell table:formula="of:=[.B64]*(2^14-1)" office:value-type="float" office:value="7722.8927394203" calcext:value-type="float">
            <text:p>7722.8927394203</text:p>
          </table:table-cell>
          <table:table-cell table:formula="of:=([.B64]+SIN(PI()/2))*(2^14-1)" office:value-type="float" office:value="24105.8927394203" calcext:value-type="float">
            <text:p>24105.8927394203</text:p>
          </table:table-cell>
          <table:table-cell table:formula="of:=DEC2HEX([.D64];4)" office:value-type="string" office:string-value="5E29" calcext:value-type="string">
            <text:p>5E29</text:p>
          </table:table-cell>
          <table:table-cell table:formula="of:=DEC2BIN([.D64]/2^12;4)" office:value-type="string" office:string-value="0101" calcext:value-type="string">
            <text:p>0101</text:p>
          </table:table-cell>
          <table:table-cell table:formula="of:=HEX2DEC([.E64])" office:value-type="float" office:value="24105" calcext:value-type="float">
            <text:p>2410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]+(2*PI()/64)" office:value-type="float" office:value="2.74889357189107" calcext:value-type="float">
            <text:p>2.74889357189107</text:p>
          </table:table-cell>
          <table:table-cell table:formula="of:=SIN([.A65])" office:value-type="float" office:value="0.382683432365088" calcext:value-type="float">
            <text:p>0.382683432365088</text:p>
          </table:table-cell>
          <table:table-cell table:formula="of:=[.B65]*(2^14-1)" office:value-type="float" office:value="6269.50267243724" calcext:value-type="float">
            <text:p>6269.50267243724</text:p>
          </table:table-cell>
          <table:table-cell table:formula="of:=([.B65]+SIN(PI()/2))*(2^14-1)" office:value-type="float" office:value="22652.5026724372" calcext:value-type="float">
            <text:p>22652.5026724372</text:p>
          </table:table-cell>
          <table:table-cell table:formula="of:=DEC2HEX([.D65];4)" office:value-type="string" office:string-value="587C" calcext:value-type="string">
            <text:p>587C</text:p>
          </table:table-cell>
          <table:table-cell table:formula="of:=DEC2BIN([.D65]/2^12;4)" office:value-type="string" office:string-value="0101" calcext:value-type="string">
            <text:p>0101</text:p>
          </table:table-cell>
          <table:table-cell table:formula="of:=HEX2DEC([.E65])" office:value-type="float" office:value="22652" calcext:value-type="float">
            <text:p>226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65]+(2*PI()/64)" office:value-type="float" office:value="2.84706834231575" calcext:value-type="float">
            <text:p>2.84706834231575</text:p>
          </table:table-cell>
          <table:table-cell table:formula="of:=SIN([.A66])" office:value-type="float" office:value="0.290284677254461" calcext:value-type="float">
            <text:p>0.290284677254461</text:p>
          </table:table-cell>
          <table:table-cell table:formula="of:=[.B66]*(2^14-1)" office:value-type="float" office:value="4755.73386745983" calcext:value-type="float">
            <text:p>4755.73386745983</text:p>
          </table:table-cell>
          <table:table-cell table:formula="of:=([.B66]+SIN(PI()/2))*(2^14-1)" office:value-type="float" office:value="21138.7338674598" calcext:value-type="float">
            <text:p>21138.7338674598</text:p>
          </table:table-cell>
          <table:table-cell table:formula="of:=DEC2HEX([.D66];4)" office:value-type="string" office:string-value="5292" calcext:value-type="string">
            <text:p>5292</text:p>
          </table:table-cell>
          <table:table-cell table:formula="of:=DEC2BIN([.D66]/2^12;4)" office:value-type="string" office:string-value="0101" calcext:value-type="string">
            <text:p>0101</text:p>
          </table:table-cell>
          <table:table-cell table:formula="of:=HEX2DEC([.E66])" office:value-type="float" office:value="21138" calcext:value-type="float">
            <text:p>2113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6]+(2*PI()/64)" office:value-type="float" office:value="2.94524311274043" calcext:value-type="float">
            <text:p>2.94524311274043</text:p>
          </table:table-cell>
          <table:table-cell table:formula="of:=SIN([.A67])" office:value-type="float" office:value="0.195090322016126" calcext:value-type="float">
            <text:p>0.195090322016126</text:p>
          </table:table-cell>
          <table:table-cell table:formula="of:=[.B67]*(2^14-1)" office:value-type="float" office:value="3196.1647455902" calcext:value-type="float">
            <text:p>3196.1647455902</text:p>
          </table:table-cell>
          <table:table-cell table:formula="of:=([.B67]+SIN(PI()/2))*(2^14-1)" office:value-type="float" office:value="19579.1647455902" calcext:value-type="float">
            <text:p>19579.1647455902</text:p>
          </table:table-cell>
          <table:table-cell table:formula="of:=DEC2HEX([.D67];4)" office:value-type="string" office:string-value="4C7B" calcext:value-type="string">
            <text:p>4C7B</text:p>
          </table:table-cell>
          <table:table-cell table:formula="of:=DEC2BIN([.D67]/2^12;4)" office:value-type="string" office:string-value="0100" calcext:value-type="string">
            <text:p>0100</text:p>
          </table:table-cell>
          <table:table-cell table:formula="of:=HEX2DEC([.E67])" office:value-type="float" office:value="19579" calcext:value-type="float">
            <text:p>1957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67]+(2*PI()/64)" office:value-type="float" office:value="3.04341788316511" calcext:value-type="float">
            <text:p>3.04341788316511</text:p>
          </table:table-cell>
          <table:table-cell table:formula="of:=SIN([.A68])" office:value-type="float" office:value="0.0980171403295586" calcext:value-type="float">
            <text:p>0.098017140329559</text:p>
          </table:table-cell>
          <table:table-cell table:formula="of:=[.B68]*(2^14-1)" office:value-type="float" office:value="1605.81481001916" calcext:value-type="float">
            <text:p>1605.81481001916</text:p>
          </table:table-cell>
          <table:table-cell table:formula="of:=([.B68]+SIN(PI()/2))*(2^14-1)" office:value-type="float" office:value="17988.8148100192" calcext:value-type="float">
            <text:p>17988.8148100192</text:p>
          </table:table-cell>
          <table:table-cell table:formula="of:=DEC2HEX([.D68];4)" office:value-type="string" office:string-value="4644" calcext:value-type="string">
            <text:p>4644</text:p>
          </table:table-cell>
          <table:table-cell table:formula="of:=DEC2BIN([.D68]/2^12;4)" office:value-type="string" office:string-value="0100" calcext:value-type="string">
            <text:p>0100</text:p>
          </table:table-cell>
          <table:table-cell table:formula="of:=HEX2DEC([.E68])" office:value-type="float" office:value="17988" calcext:value-type="float">
            <text:p>1798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8]+(2*PI()/64)" office:value-type="float" office:value="3.1415926535898" calcext:value-type="float">
            <text:p>3.1415926535898</text:p>
          </table:table-cell>
          <table:table-cell table:formula="of:=SIN([.A69])" office:value-type="float" office:value="-2.09798136933558E-015" calcext:value-type="float">
            <text:p>-2.09798136933558E-15</text:p>
          </table:table-cell>
          <table:table-cell table:formula="of:=[.B69]*(2^14-1)" office:value-type="float" office:value="-0.0000000000343712287738248" calcext:value-type="float">
            <text:p>-3.43712287738248E-11</text:p>
          </table:table-cell>
          <table:table-cell table:formula="of:=([.B69]+SIN(PI()/2))*(2^14-1)" office:value-type="float" office:value="16383" calcext:value-type="float">
            <text:p>16383</text:p>
          </table:table-cell>
          <table:table-cell table:formula="of:=DEC2HEX([.D69];4)" office:value-type="string" office:string-value="3FFF" calcext:value-type="string">
            <text:p>3FFF</text:p>
          </table:table-cell>
          <table:table-cell table:formula="of:=DEC2BIN([.D69]/2^12;4)" office:value-type="string" office:string-value="0011" calcext:value-type="string">
            <text:p>0011</text:p>
          </table:table-cell>
          <table:table-cell table:formula="of:=HEX2DEC([.E69])" office:value-type="float" office:value="16383" calcext:value-type="float">
            <text:p>1638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69]+(2*PI()/64)" office:value-type="float" office:value="3.23976742401448" calcext:value-type="float">
            <text:p>3.23976742401448</text:p>
          </table:table-cell>
          <table:table-cell table:formula="of:=SIN([.A70])" office:value-type="float" office:value="-0.0980171403295628" calcext:value-type="float">
            <text:p>-0.098017140329563</text:p>
          </table:table-cell>
          <table:table-cell table:formula="of:=[.B70]*(2^14-1)" office:value-type="float" office:value="-1605.81481001923" calcext:value-type="float">
            <text:p>-1605.81481001923</text:p>
          </table:table-cell>
          <table:table-cell table:formula="of:=([.B70]+SIN(PI()/2))*(2^14-1)" office:value-type="float" office:value="14777.1851899808" calcext:value-type="float">
            <text:p>14777.1851899808</text:p>
          </table:table-cell>
          <table:table-cell table:formula="of:=DEC2HEX([.D70];4)" office:value-type="string" office:string-value="39B9" calcext:value-type="string">
            <text:p>39B9</text:p>
          </table:table-cell>
          <table:table-cell table:formula="of:=DEC2BIN([.D70]/2^12;4)" office:value-type="string" office:string-value="0011" calcext:value-type="string">
            <text:p>0011</text:p>
          </table:table-cell>
          <table:table-cell table:formula="of:=HEX2DEC([.E70])" office:value-type="float" office:value="14777" calcext:value-type="float">
            <text:p>1477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0]+(2*PI()/64)" office:value-type="float" office:value="3.33794219443916" calcext:value-type="float">
            <text:p>3.33794219443916</text:p>
          </table:table-cell>
          <table:table-cell table:formula="of:=SIN([.A71])" office:value-type="float" office:value="-0.195090322016131" calcext:value-type="float">
            <text:p>-0.195090322016131</text:p>
          </table:table-cell>
          <table:table-cell table:formula="of:=[.B71]*(2^14-1)" office:value-type="float" office:value="-3196.16474559027" calcext:value-type="float">
            <text:p>-3196.16474559027</text:p>
          </table:table-cell>
          <table:table-cell table:formula="of:=([.B71]+SIN(PI()/2))*(2^14-1)" office:value-type="float" office:value="13186.8352544097" calcext:value-type="float">
            <text:p>13186.8352544097</text:p>
          </table:table-cell>
          <table:table-cell table:formula="of:=DEC2HEX([.D71];4)" office:value-type="string" office:string-value="3382" calcext:value-type="string">
            <text:p>3382</text:p>
          </table:table-cell>
          <table:table-cell table:formula="of:=DEC2BIN([.D71]/2^12;4)" office:value-type="string" office:string-value="0011" calcext:value-type="string">
            <text:p>0011</text:p>
          </table:table-cell>
          <table:table-cell table:formula="of:=HEX2DEC([.E71])" office:value-type="float" office:value="13186" calcext:value-type="float">
            <text:p>1318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1]+(2*PI()/64)" office:value-type="float" office:value="3.43611696486384" calcext:value-type="float">
            <text:p>3.43611696486384</text:p>
          </table:table-cell>
          <table:table-cell table:formula="of:=SIN([.A72])" office:value-type="float" office:value="-0.290284677254465" calcext:value-type="float">
            <text:p>-0.290284677254465</text:p>
          </table:table-cell>
          <table:table-cell table:formula="of:=[.B72]*(2^14-1)" office:value-type="float" office:value="-4755.7338674599" calcext:value-type="float">
            <text:p>-4755.7338674599</text:p>
          </table:table-cell>
          <table:table-cell table:formula="of:=([.B72]+SIN(PI()/2))*(2^14-1)" office:value-type="float" office:value="11627.2661325401" calcext:value-type="float">
            <text:p>11627.2661325401</text:p>
          </table:table-cell>
          <table:table-cell table:formula="of:=DEC2HEX([.D72];4)" office:value-type="string" office:string-value="2D6B" calcext:value-type="string">
            <text:p>2D6B</text:p>
          </table:table-cell>
          <table:table-cell table:formula="of:=DEC2BIN([.D72]/2^12;4)" office:value-type="string" office:string-value="0010" calcext:value-type="string">
            <text:p>0010</text:p>
          </table:table-cell>
          <table:table-cell table:formula="of:=HEX2DEC([.E72])" office:value-type="float" office:value="11627" calcext:value-type="float">
            <text:p>1162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2]+(2*PI()/64)" office:value-type="float" office:value="3.53429173528852" calcext:value-type="float">
            <text:p>3.53429173528852</text:p>
          </table:table-cell>
          <table:table-cell table:formula="of:=SIN([.A73])" office:value-type="float" office:value="-0.382683432365092" calcext:value-type="float">
            <text:p>-0.382683432365092</text:p>
          </table:table-cell>
          <table:table-cell table:formula="of:=[.B73]*(2^14-1)" office:value-type="float" office:value="-6269.5026724373" calcext:value-type="float">
            <text:p>-6269.5026724373</text:p>
          </table:table-cell>
          <table:table-cell table:formula="of:=([.B73]+SIN(PI()/2))*(2^14-1)" office:value-type="float" office:value="10113.4973275627" calcext:value-type="float">
            <text:p>10113.4973275627</text:p>
          </table:table-cell>
          <table:table-cell table:formula="of:=DEC2HEX([.D73];4)" office:value-type="string" office:string-value="2781" calcext:value-type="string">
            <text:p>2781</text:p>
          </table:table-cell>
          <table:table-cell table:formula="of:=DEC2BIN([.D73]/2^12;4)" office:value-type="string" office:string-value="0010" calcext:value-type="string">
            <text:p>0010</text:p>
          </table:table-cell>
          <table:table-cell table:formula="of:=HEX2DEC([.E73])" office:value-type="float" office:value="10113" calcext:value-type="float">
            <text:p>1011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73]+(2*PI()/64)" office:value-type="float" office:value="3.6324665057132" calcext:value-type="float">
            <text:p>3.6324665057132</text:p>
          </table:table-cell>
          <table:table-cell table:formula="of:=SIN([.A74])" office:value-type="float" office:value="-0.471396736826" calcext:value-type="float">
            <text:p>-0.471396736826</text:p>
          </table:table-cell>
          <table:table-cell table:formula="of:=[.B74]*(2^14-1)" office:value-type="float" office:value="-7722.89273942036" calcext:value-type="float">
            <text:p>-7722.89273942036</text:p>
          </table:table-cell>
          <table:table-cell table:formula="of:=([.B74]+SIN(PI()/2))*(2^14-1)" office:value-type="float" office:value="8660.10726057964" calcext:value-type="float">
            <text:p>8660.10726057964</text:p>
          </table:table-cell>
          <table:table-cell table:formula="of:=DEC2HEX([.D74];4)" office:value-type="string" office:string-value="21D4" calcext:value-type="string">
            <text:p>21D4</text:p>
          </table:table-cell>
          <table:table-cell table:formula="of:=DEC2BIN([.D74]/2^12;4)" office:value-type="string" office:string-value="0010" calcext:value-type="string">
            <text:p>0010</text:p>
          </table:table-cell>
          <table:table-cell table:formula="of:=HEX2DEC([.E74])" office:value-type="float" office:value="8660" calcext:value-type="float">
            <text:p>86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4]+(2*PI()/64)" office:value-type="float" office:value="3.73064127613788" calcext:value-type="float">
            <text:p>3.73064127613788</text:p>
          </table:table-cell>
          <table:table-cell table:formula="of:=SIN([.A75])" office:value-type="float" office:value="-0.555570233019605" calcext:value-type="float">
            <text:p>-0.555570233019605</text:p>
          </table:table-cell>
          <table:table-cell table:formula="of:=[.B75]*(2^14-1)" office:value-type="float" office:value="-9101.90712756018" calcext:value-type="float">
            <text:p>-9101.90712756018</text:p>
          </table:table-cell>
          <table:table-cell table:formula="of:=([.B75]+SIN(PI()/2))*(2^14-1)" office:value-type="float" office:value="7281.09287243982" calcext:value-type="float">
            <text:p>7281.09287243982</text:p>
          </table:table-cell>
          <table:table-cell table:formula="of:=DEC2HEX([.D75];4)" office:value-type="string" office:string-value="1C71" calcext:value-type="string">
            <text:p>1C71</text:p>
          </table:table-cell>
          <table:table-cell table:formula="of:=DEC2BIN([.D75]/2^12;4)" office:value-type="string" office:string-value="0001" calcext:value-type="string">
            <text:p>0001</text:p>
          </table:table-cell>
          <table:table-cell table:formula="of:=HEX2DEC([.E75])" office:value-type="float" office:value="7281" calcext:value-type="float">
            <text:p>728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75]+(2*PI()/64)" office:value-type="float" office:value="3.82881604656256" calcext:value-type="float">
            <text:p>3.82881604656256</text:p>
          </table:table-cell>
          <table:table-cell table:formula="of:=SIN([.A76])" office:value-type="float" office:value="-0.634393284163648" calcext:value-type="float">
            <text:p>-0.634393284163648</text:p>
          </table:table-cell>
          <table:table-cell table:formula="of:=[.B76]*(2^14-1)" office:value-type="float" office:value="-10393.265174453" calcext:value-type="float">
            <text:p>-10393.265174453</text:p>
          </table:table-cell>
          <table:table-cell table:formula="of:=([.B76]+SIN(PI()/2))*(2^14-1)" office:value-type="float" office:value="5989.73482554696" calcext:value-type="float">
            <text:p>5989.73482554696</text:p>
          </table:table-cell>
          <table:table-cell table:formula="of:=DEC2HEX([.D76];4)" office:value-type="string" office:string-value="1765" calcext:value-type="string">
            <text:p>1765</text:p>
          </table:table-cell>
          <table:table-cell table:formula="of:=DEC2BIN([.D76]/2^12;4)" office:value-type="string" office:string-value="0001" calcext:value-type="string">
            <text:p>0001</text:p>
          </table:table-cell>
          <table:table-cell table:formula="of:=HEX2DEC([.E76])" office:value-type="float" office:value="5989" calcext:value-type="float">
            <text:p>598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6]+(2*PI()/64)" office:value-type="float" office:value="3.92699081698724" calcext:value-type="float">
            <text:p>3.92699081698724</text:p>
          </table:table-cell>
          <table:table-cell table:formula="of:=SIN([.A77])" office:value-type="float" office:value="-0.70710678118655" calcext:value-type="float">
            <text:p>-0.70710678118655</text:p>
          </table:table-cell>
          <table:table-cell table:formula="of:=[.B77]*(2^14-1)" office:value-type="float" office:value="-11584.5303961792" calcext:value-type="float">
            <text:p>-11584.5303961792</text:p>
          </table:table-cell>
          <table:table-cell table:formula="of:=([.B77]+SIN(PI()/2))*(2^14-1)" office:value-type="float" office:value="4798.46960382076" calcext:value-type="float">
            <text:p>4798.46960382076</text:p>
          </table:table-cell>
          <table:table-cell table:formula="of:=DEC2HEX([.D77];4)" office:value-type="string" office:string-value="12BE" calcext:value-type="string">
            <text:p>12BE</text:p>
          </table:table-cell>
          <table:table-cell table:formula="of:=DEC2BIN([.D77]/2^12;4)" office:value-type="string" office:string-value="0001" calcext:value-type="string">
            <text:p>0001</text:p>
          </table:table-cell>
          <table:table-cell table:formula="of:=HEX2DEC([.E77])" office:value-type="float" office:value="4798" calcext:value-type="float">
            <text:p>479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7]+(2*PI()/64)" office:value-type="float" office:value="4.02516558741193" calcext:value-type="float">
            <text:p>4.02516558741193</text:p>
          </table:table-cell>
          <table:table-cell table:formula="of:=SIN([.A78])" office:value-type="float" office:value="-0.773010453362739" calcext:value-type="float">
            <text:p>-0.773010453362739</text:p>
          </table:table-cell>
          <table:table-cell table:formula="of:=[.B78]*(2^14-1)" office:value-type="float" office:value="-12664.2302574418" calcext:value-type="float">
            <text:p>-12664.2302574418</text:p>
          </table:table-cell>
          <table:table-cell table:formula="of:=([.B78]+SIN(PI()/2))*(2^14-1)" office:value-type="float" office:value="3718.76974255825" calcext:value-type="float">
            <text:p>3718.76974255825</text:p>
          </table:table-cell>
          <table:table-cell table:formula="of:=DEC2HEX([.D78];4)" office:value-type="string" office:string-value="0E86" calcext:value-type="string">
            <text:p>0E86</text:p>
          </table:table-cell>
          <table:table-cell table:formula="of:=DEC2BIN([.D78]/2^12;4)" office:value-type="string" office:string-value="0000" calcext:value-type="string">
            <text:p>0000</text:p>
          </table:table-cell>
          <table:table-cell table:formula="of:=HEX2DEC([.E78])" office:value-type="float" office:value="3718" calcext:value-type="float">
            <text:p>371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8]+(2*PI()/64)" office:value-type="float" office:value="4.12334035783661" calcext:value-type="float">
            <text:p>4.12334035783661</text:p>
          </table:table-cell>
          <table:table-cell table:formula="of:=SIN([.A79])" office:value-type="float" office:value="-0.831469612302547" calcext:value-type="float">
            <text:p>-0.831469612302547</text:p>
          </table:table-cell>
          <table:table-cell table:formula="of:=[.B79]*(2^14-1)" office:value-type="float" office:value="-13621.9666583526" calcext:value-type="float">
            <text:p>-13621.9666583526</text:p>
          </table:table-cell>
          <table:table-cell table:formula="of:=([.B79]+SIN(PI()/2))*(2^14-1)" office:value-type="float" office:value="2761.03334164738" calcext:value-type="float">
            <text:p>2761.03334164738</text:p>
          </table:table-cell>
          <table:table-cell table:formula="of:=DEC2HEX([.D79];4)" office:value-type="string" office:string-value="0AC9" calcext:value-type="string">
            <text:p>0AC9</text:p>
          </table:table-cell>
          <table:table-cell table:formula="of:=DEC2BIN([.D79]/2^12;4)" office:value-type="string" office:string-value="0000" calcext:value-type="string">
            <text:p>0000</text:p>
          </table:table-cell>
          <table:table-cell table:formula="of:=HEX2DEC([.E79])" office:value-type="float" office:value="2761" calcext:value-type="float">
            <text:p>276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79]+(2*PI()/64)" office:value-type="float" office:value="4.22151512826129" calcext:value-type="float">
            <text:p>4.22151512826129</text:p>
          </table:table-cell>
          <table:table-cell table:formula="of:=SIN([.A80])" office:value-type="float" office:value="-0.881921264348356" calcext:value-type="float">
            <text:p>-0.881921264348356</text:p>
          </table:table-cell>
          <table:table-cell table:formula="of:=[.B80]*(2^14-1)" office:value-type="float" office:value="-14448.5160738191" calcext:value-type="float">
            <text:p>-14448.5160738191</text:p>
          </table:table-cell>
          <table:table-cell table:formula="of:=([.B80]+SIN(PI()/2))*(2^14-1)" office:value-type="float" office:value="1934.48392618088" calcext:value-type="float">
            <text:p>1934.48392618088</text:p>
          </table:table-cell>
          <table:table-cell table:formula="of:=DEC2HEX([.D80];4)" office:value-type="string" office:string-value="078E" calcext:value-type="string">
            <text:p>078E</text:p>
          </table:table-cell>
          <table:table-cell table:formula="of:=DEC2BIN([.D80]/2^12;4)" office:value-type="string" office:string-value="0000" calcext:value-type="string">
            <text:p>0000</text:p>
          </table:table-cell>
          <table:table-cell table:formula="of:=HEX2DEC([.E80])" office:value-type="float" office:value="1934" calcext:value-type="float">
            <text:p>19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0]+(2*PI()/64)" office:value-type="float" office:value="4.31968989868597" calcext:value-type="float">
            <text:p>4.31968989868597</text:p>
          </table:table-cell>
          <table:table-cell table:formula="of:=SIN([.A81])" office:value-type="float" office:value="-0.923879532511288" calcext:value-type="float">
            <text:p>-0.923879532511288</text:p>
          </table:table-cell>
          <table:table-cell table:formula="of:=[.B81]*(2^14-1)" office:value-type="float" office:value="-15135.9183811324" calcext:value-type="float">
            <text:p>-15135.9183811324</text:p>
          </table:table-cell>
          <table:table-cell table:formula="of:=([.B81]+SIN(PI()/2))*(2^14-1)" office:value-type="float" office:value="1247.08161886758" calcext:value-type="float">
            <text:p>1247.08161886758</text:p>
          </table:table-cell>
          <table:table-cell table:formula="of:=DEC2HEX([.D81];4)" office:value-type="string" office:string-value="04DF" calcext:value-type="string">
            <text:p>04DF</text:p>
          </table:table-cell>
          <table:table-cell table:formula="of:=DEC2BIN([.D81]/2^12;4)" office:value-type="string" office:string-value="0000" calcext:value-type="string">
            <text:p>0000</text:p>
          </table:table-cell>
          <table:table-cell table:formula="of:=HEX2DEC([.E81])" office:value-type="float" office:value="1247" calcext:value-type="float">
            <text:p>124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1]+(2*PI()/64)" office:value-type="float" office:value="4.41786466911065" calcext:value-type="float">
            <text:p>4.41786466911065</text:p>
          </table:table-cell>
          <table:table-cell table:formula="of:=SIN([.A82])" office:value-type="float" office:value="-0.956940335732209" calcext:value-type="float">
            <text:p>-0.956940335732209</text:p>
          </table:table-cell>
          <table:table-cell table:formula="of:=[.B82]*(2^14-1)" office:value-type="float" office:value="-15677.5535203008" calcext:value-type="float">
            <text:p>-15677.5535203008</text:p>
          </table:table-cell>
          <table:table-cell table:formula="of:=([.B82]+SIN(PI()/2))*(2^14-1)" office:value-type="float" office:value="705.446479699214" calcext:value-type="float">
            <text:p>705.446479699214</text:p>
          </table:table-cell>
          <table:table-cell table:formula="of:=DEC2HEX([.D82];4)" office:value-type="string" office:string-value="02C1" calcext:value-type="string">
            <text:p>02C1</text:p>
          </table:table-cell>
          <table:table-cell table:formula="of:=DEC2BIN([.D82]/2^12;4)" office:value-type="string" office:string-value="0000" calcext:value-type="string">
            <text:p>0000</text:p>
          </table:table-cell>
          <table:table-cell table:formula="of:=HEX2DEC([.E82])" office:value-type="float" office:value="705" calcext:value-type="float">
            <text:p>70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82]+(2*PI()/64)" office:value-type="float" office:value="4.51603943953533" calcext:value-type="float">
            <text:p>4.51603943953533</text:p>
          </table:table-cell>
          <table:table-cell table:formula="of:=SIN([.A83])" office:value-type="float" office:value="-0.980785280403231" calcext:value-type="float">
            <text:p>-0.980785280403231</text:p>
          </table:table-cell>
          <table:table-cell table:formula="of:=[.B83]*(2^14-1)" office:value-type="float" office:value="-16068.2052488461" calcext:value-type="float">
            <text:p>-16068.2052488461</text:p>
          </table:table-cell>
          <table:table-cell table:formula="of:=([.B83]+SIN(PI()/2))*(2^14-1)" office:value-type="float" office:value="314.79475115387" calcext:value-type="float">
            <text:p>314.79475115387</text:p>
          </table:table-cell>
          <table:table-cell table:formula="of:=DEC2HEX([.D83];4)" office:value-type="string" office:string-value="013A" calcext:value-type="string">
            <text:p>013A</text:p>
          </table:table-cell>
          <table:table-cell table:formula="of:=DEC2BIN([.D83]/2^12;4)" office:value-type="string" office:string-value="0000" calcext:value-type="string">
            <text:p>0000</text:p>
          </table:table-cell>
          <table:table-cell table:formula="of:=HEX2DEC([.E83])" office:value-type="float" office:value="314" calcext:value-type="float">
            <text:p>3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83]+(2*PI()/64)" office:value-type="float" office:value="4.61421420996001" calcext:value-type="float">
            <text:p>4.61421420996001</text:p>
          </table:table-cell>
          <table:table-cell table:formula="of:=SIN([.A84])" office:value-type="float" office:value="-0.995184726672197" calcext:value-type="float">
            <text:p>-0.995184726672197</text:p>
          </table:table-cell>
          <table:table-cell table:formula="of:=[.B84]*(2^14-1)" office:value-type="float" office:value="-16304.1113770706" calcext:value-type="float">
            <text:p>-16304.1113770706</text:p>
          </table:table-cell>
          <table:table-cell table:formula="of:=([.B84]+SIN(PI()/2))*(2^14-1)" office:value-type="float" office:value="78.8886229293959" calcext:value-type="float">
            <text:p>78.8886229293959</text:p>
          </table:table-cell>
          <table:table-cell table:formula="of:=DEC2HEX([.D84];4)" office:value-type="string" office:string-value="004E" calcext:value-type="string">
            <text:p>004E</text:p>
          </table:table-cell>
          <table:table-cell table:formula="of:=DEC2BIN([.D84]/2^12;4)" office:value-type="string" office:string-value="0000" calcext:value-type="string">
            <text:p>0000</text:p>
          </table:table-cell>
          <table:table-cell table:formula="of:=HEX2DEC([.E84])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4]+(2*PI()/64)" office:value-type="float" office:value="4.71238898038469" calcext:value-type="float">
            <text:p>4.71238898038469</text:p>
          </table:table-cell>
          <table:table-cell table:formula="of:=SIN([.A85])" office:value-type="float" office:value="-1" calcext:value-type="float">
            <text:p>-1</text:p>
          </table:table-cell>
          <table:table-cell table:formula="of:=[.B85]*(2^14-1)" office:value-type="float" office:value="-16383" calcext:value-type="float">
            <text:p>-16383</text:p>
          </table:table-cell>
          <table:table-cell table:formula="of:=([.B85]+SIN(PI()/2))*(2^14-1)" office:value-type="float" office:value="0" calcext:value-type="float">
            <text:p>0</text:p>
          </table:table-cell>
          <table:table-cell table:formula="of:=DEC2HEX([.D85];4)" office:value-type="string" office:string-value="0000" calcext:value-type="string">
            <text:p>0000</text:p>
          </table:table-cell>
          <table:table-cell table:formula="of:=DEC2BIN([.D85]/2^12;4)" office:value-type="string" office:string-value="0000" calcext:value-type="string">
            <text:p>0000</text:p>
          </table:table-cell>
          <table:table-cell table:formula="of:=HEX2DEC([.E85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85]+(2*PI()/64)" office:value-type="float" office:value="4.81056375080937" calcext:value-type="float">
            <text:p>4.81056375080937</text:p>
          </table:table-cell>
          <table:table-cell table:formula="of:=SIN([.A86])" office:value-type="float" office:value="-0.995184726672197" calcext:value-type="float">
            <text:p>-0.995184726672197</text:p>
          </table:table-cell>
          <table:table-cell table:formula="of:=[.B86]*(2^14-1)" office:value-type="float" office:value="-16304.1113770706" calcext:value-type="float">
            <text:p>-16304.1113770706</text:p>
          </table:table-cell>
          <table:table-cell table:formula="of:=([.B86]+SIN(PI()/2))*(2^14-1)" office:value-type="float" office:value="78.8886229293995" calcext:value-type="float">
            <text:p>78.8886229293995</text:p>
          </table:table-cell>
          <table:table-cell table:formula="of:=DEC2HEX([.D86];4)" office:value-type="string" office:string-value="004E" calcext:value-type="string">
            <text:p>004E</text:p>
          </table:table-cell>
          <table:table-cell table:formula="of:=DEC2BIN([.D86]/2^12;4)" office:value-type="string" office:string-value="0000" calcext:value-type="string">
            <text:p>0000</text:p>
          </table:table-cell>
          <table:table-cell table:formula="of:=HEX2DEC([.E86])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86]+(2*PI()/64)" office:value-type="float" office:value="4.90873852123405" calcext:value-type="float">
            <text:p>4.90873852123405</text:p>
          </table:table-cell>
          <table:table-cell table:formula="of:=SIN([.A87])" office:value-type="float" office:value="-0.98078528040323" calcext:value-type="float">
            <text:p>-0.98078528040323</text:p>
          </table:table-cell>
          <table:table-cell table:formula="of:=[.B87]*(2^14-1)" office:value-type="float" office:value="-16068.2052488461" calcext:value-type="float">
            <text:p>-16068.2052488461</text:p>
          </table:table-cell>
          <table:table-cell table:formula="of:=([.B87]+SIN(PI()/2))*(2^14-1)" office:value-type="float" office:value="314.794751153876" calcext:value-type="float">
            <text:p>314.794751153876</text:p>
          </table:table-cell>
          <table:table-cell table:formula="of:=DEC2HEX([.D87];4)" office:value-type="string" office:string-value="013A" calcext:value-type="string">
            <text:p>013A</text:p>
          </table:table-cell>
          <table:table-cell table:formula="of:=DEC2BIN([.D87]/2^12;4)" office:value-type="string" office:string-value="0000" calcext:value-type="string">
            <text:p>0000</text:p>
          </table:table-cell>
          <table:table-cell table:formula="of:=HEX2DEC([.E87])" office:value-type="float" office:value="314" calcext:value-type="float">
            <text:p>31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87]+(2*PI()/64)" office:value-type="float" office:value="5.00691329165873" calcext:value-type="float">
            <text:p>5.00691329165873</text:p>
          </table:table-cell>
          <table:table-cell table:formula="of:=SIN([.A88])" office:value-type="float" office:value="-0.956940335732209" calcext:value-type="float">
            <text:p>-0.956940335732209</text:p>
          </table:table-cell>
          <table:table-cell table:formula="of:=[.B88]*(2^14-1)" office:value-type="float" office:value="-15677.5535203008" calcext:value-type="float">
            <text:p>-15677.5535203008</text:p>
          </table:table-cell>
          <table:table-cell table:formula="of:=([.B88]+SIN(PI()/2))*(2^14-1)" office:value-type="float" office:value="705.446479699221" calcext:value-type="float">
            <text:p>705.446479699221</text:p>
          </table:table-cell>
          <table:table-cell table:formula="of:=DEC2HEX([.D88];4)" office:value-type="string" office:string-value="02C1" calcext:value-type="string">
            <text:p>02C1</text:p>
          </table:table-cell>
          <table:table-cell table:formula="of:=DEC2BIN([.D88]/2^12;4)" office:value-type="string" office:string-value="0000" calcext:value-type="string">
            <text:p>0000</text:p>
          </table:table-cell>
          <table:table-cell table:formula="of:=HEX2DEC([.E88])" office:value-type="float" office:value="705" calcext:value-type="float">
            <text:p>70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8]+(2*PI()/64)" office:value-type="float" office:value="5.10508806208341" calcext:value-type="float">
            <text:p>5.10508806208341</text:p>
          </table:table-cell>
          <table:table-cell table:formula="of:=SIN([.A89])" office:value-type="float" office:value="-0.923879532511287" calcext:value-type="float">
            <text:p>-0.923879532511287</text:p>
          </table:table-cell>
          <table:table-cell table:formula="of:=[.B89]*(2^14-1)" office:value-type="float" office:value="-15135.9183811324" calcext:value-type="float">
            <text:p>-15135.9183811324</text:p>
          </table:table-cell>
          <table:table-cell table:formula="of:=([.B89]+SIN(PI()/2))*(2^14-1)" office:value-type="float" office:value="1247.08161886759" calcext:value-type="float">
            <text:p>1247.08161886759</text:p>
          </table:table-cell>
          <table:table-cell table:formula="of:=DEC2HEX([.D89];4)" office:value-type="string" office:string-value="04DF" calcext:value-type="string">
            <text:p>04DF</text:p>
          </table:table-cell>
          <table:table-cell table:formula="of:=DEC2BIN([.D89]/2^12;4)" office:value-type="string" office:string-value="0000" calcext:value-type="string">
            <text:p>0000</text:p>
          </table:table-cell>
          <table:table-cell table:formula="of:=HEX2DEC([.E89])" office:value-type="float" office:value="1247" calcext:value-type="float">
            <text:p>1247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89]+(2*PI()/64)" office:value-type="float" office:value="5.20326283250809" calcext:value-type="float">
            <text:p>5.20326283250809</text:p>
          </table:table-cell>
          <table:table-cell table:formula="of:=SIN([.A90])" office:value-type="float" office:value="-0.881921264348356" calcext:value-type="float">
            <text:p>-0.881921264348356</text:p>
          </table:table-cell>
          <table:table-cell table:formula="of:=[.B90]*(2^14-1)" office:value-type="float" office:value="-14448.5160738191" calcext:value-type="float">
            <text:p>-14448.5160738191</text:p>
          </table:table-cell>
          <table:table-cell table:formula="of:=([.B90]+SIN(PI()/2))*(2^14-1)" office:value-type="float" office:value="1934.48392618089" calcext:value-type="float">
            <text:p>1934.48392618089</text:p>
          </table:table-cell>
          <table:table-cell table:formula="of:=DEC2HEX([.D90];4)" office:value-type="string" office:string-value="078E" calcext:value-type="string">
            <text:p>078E</text:p>
          </table:table-cell>
          <table:table-cell table:formula="of:=DEC2BIN([.D90]/2^12;4)" office:value-type="string" office:string-value="0000" calcext:value-type="string">
            <text:p>0000</text:p>
          </table:table-cell>
          <table:table-cell table:formula="of:=HEX2DEC([.E90])" office:value-type="float" office:value="1934" calcext:value-type="float">
            <text:p>193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90]+(2*PI()/64)" office:value-type="float" office:value="5.30143760293278" calcext:value-type="float">
            <text:p>5.30143760293278</text:p>
          </table:table-cell>
          <table:table-cell table:formula="of:=SIN([.A91])" office:value-type="float" office:value="-0.831469612302546" calcext:value-type="float">
            <text:p>-0.831469612302546</text:p>
          </table:table-cell>
          <table:table-cell table:formula="of:=[.B91]*(2^14-1)" office:value-type="float" office:value="-13621.9666583526" calcext:value-type="float">
            <text:p>-13621.9666583526</text:p>
          </table:table-cell>
          <table:table-cell table:formula="of:=([.B91]+SIN(PI()/2))*(2^14-1)" office:value-type="float" office:value="2761.03334164739" calcext:value-type="float">
            <text:p>2761.03334164739</text:p>
          </table:table-cell>
          <table:table-cell table:formula="of:=DEC2HEX([.D91];4)" office:value-type="string" office:string-value="0AC9" calcext:value-type="string">
            <text:p>0AC9</text:p>
          </table:table-cell>
          <table:table-cell table:formula="of:=DEC2BIN([.D91]/2^12;4)" office:value-type="string" office:string-value="0000" calcext:value-type="string">
            <text:p>0000</text:p>
          </table:table-cell>
          <table:table-cell table:formula="of:=HEX2DEC([.E91])" office:value-type="float" office:value="2761" calcext:value-type="float">
            <text:p>276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91]+(2*PI()/64)" office:value-type="float" office:value="5.39961237335746" calcext:value-type="float">
            <text:p>5.39961237335746</text:p>
          </table:table-cell>
          <table:table-cell table:formula="of:=SIN([.A92])" office:value-type="float" office:value="-0.773010453362738" calcext:value-type="float">
            <text:p>-0.773010453362738</text:p>
          </table:table-cell>
          <table:table-cell table:formula="of:=[.B92]*(2^14-1)" office:value-type="float" office:value="-12664.2302574417" calcext:value-type="float">
            <text:p>-12664.2302574417</text:p>
          </table:table-cell>
          <table:table-cell table:formula="of:=([.B92]+SIN(PI()/2))*(2^14-1)" office:value-type="float" office:value="3718.76974255826" calcext:value-type="float">
            <text:p>3718.76974255826</text:p>
          </table:table-cell>
          <table:table-cell table:formula="of:=DEC2HEX([.D92];4)" office:value-type="string" office:string-value="0E86" calcext:value-type="string">
            <text:p>0E86</text:p>
          </table:table-cell>
          <table:table-cell table:formula="of:=DEC2BIN([.D92]/2^12;4)" office:value-type="string" office:string-value="0000" calcext:value-type="string">
            <text:p>0000</text:p>
          </table:table-cell>
          <table:table-cell table:formula="of:=HEX2DEC([.E92])" office:value-type="float" office:value="3718" calcext:value-type="float">
            <text:p>371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92]+(2*PI()/64)" office:value-type="float" office:value="5.49778714378214" calcext:value-type="float">
            <text:p>5.49778714378214</text:p>
          </table:table-cell>
          <table:table-cell table:formula="of:=SIN([.A93])" office:value-type="float" office:value="-0.707106781186549" calcext:value-type="float">
            <text:p>-0.707106781186549</text:p>
          </table:table-cell>
          <table:table-cell table:formula="of:=[.B93]*(2^14-1)" office:value-type="float" office:value="-11584.5303961792" calcext:value-type="float">
            <text:p>-11584.5303961792</text:p>
          </table:table-cell>
          <table:table-cell table:formula="of:=([.B93]+SIN(PI()/2))*(2^14-1)" office:value-type="float" office:value="4798.46960382077" calcext:value-type="float">
            <text:p>4798.46960382077</text:p>
          </table:table-cell>
          <table:table-cell table:formula="of:=DEC2HEX([.D93];4)" office:value-type="string" office:string-value="12BE" calcext:value-type="string">
            <text:p>12BE</text:p>
          </table:table-cell>
          <table:table-cell table:formula="of:=DEC2BIN([.D93]/2^12;4)" office:value-type="string" office:string-value="0001" calcext:value-type="string">
            <text:p>0001</text:p>
          </table:table-cell>
          <table:table-cell table:formula="of:=HEX2DEC([.E93])" office:value-type="float" office:value="4798" calcext:value-type="float">
            <text:p>479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93]+(2*PI()/64)" office:value-type="float" office:value="5.59596191420682" calcext:value-type="float">
            <text:p>5.59596191420682</text:p>
          </table:table-cell>
          <table:table-cell table:formula="of:=SIN([.A94])" office:value-type="float" office:value="-0.634393284163647" calcext:value-type="float">
            <text:p>-0.634393284163647</text:p>
          </table:table-cell>
          <table:table-cell table:formula="of:=[.B94]*(2^14-1)" office:value-type="float" office:value="-10393.265174453" calcext:value-type="float">
            <text:p>-10393.265174453</text:p>
          </table:table-cell>
          <table:table-cell table:formula="of:=([.B94]+SIN(PI()/2))*(2^14-1)" office:value-type="float" office:value="5989.73482554697" calcext:value-type="float">
            <text:p>5989.73482554697</text:p>
          </table:table-cell>
          <table:table-cell table:formula="of:=DEC2HEX([.D94];4)" office:value-type="string" office:string-value="1765" calcext:value-type="string">
            <text:p>1765</text:p>
          </table:table-cell>
          <table:table-cell table:formula="of:=DEC2BIN([.D94]/2^12;4)" office:value-type="string" office:string-value="0001" calcext:value-type="string">
            <text:p>0001</text:p>
          </table:table-cell>
          <table:table-cell table:formula="of:=HEX2DEC([.E94])" office:value-type="float" office:value="5989" calcext:value-type="float">
            <text:p>598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94]+(2*PI()/64)" office:value-type="float" office:value="5.6941366846315" calcext:value-type="float">
            <text:p>5.6941366846315</text:p>
          </table:table-cell>
          <table:table-cell table:formula="of:=SIN([.A95])" office:value-type="float" office:value="-0.555570233019604" calcext:value-type="float">
            <text:p>-0.555570233019604</text:p>
          </table:table-cell>
          <table:table-cell table:formula="of:=[.B95]*(2^14-1)" office:value-type="float" office:value="-9101.90712756018" calcext:value-type="float">
            <text:p>-9101.90712756018</text:p>
          </table:table-cell>
          <table:table-cell table:formula="of:=([.B95]+SIN(PI()/2))*(2^14-1)" office:value-type="float" office:value="7281.09287243982" calcext:value-type="float">
            <text:p>7281.09287243982</text:p>
          </table:table-cell>
          <table:table-cell table:formula="of:=DEC2HEX([.D95];4)" office:value-type="string" office:string-value="1C71" calcext:value-type="string">
            <text:p>1C71</text:p>
          </table:table-cell>
          <table:table-cell table:formula="of:=DEC2BIN([.D95]/2^12;4)" office:value-type="string" office:string-value="0001" calcext:value-type="string">
            <text:p>0001</text:p>
          </table:table-cell>
          <table:table-cell table:formula="of:=HEX2DEC([.E95])" office:value-type="float" office:value="7281" calcext:value-type="float">
            <text:p>728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95]+(2*PI()/64)" office:value-type="float" office:value="5.79231145505618" calcext:value-type="float">
            <text:p>5.79231145505618</text:p>
          </table:table-cell>
          <table:table-cell table:formula="of:=SIN([.A96])" office:value-type="float" office:value="-0.471396736826" calcext:value-type="float">
            <text:p>-0.471396736826</text:p>
          </table:table-cell>
          <table:table-cell table:formula="of:=[.B96]*(2^14-1)" office:value-type="float" office:value="-7722.89273942036" calcext:value-type="float">
            <text:p>-7722.89273942036</text:p>
          </table:table-cell>
          <table:table-cell table:formula="of:=([.B96]+SIN(PI()/2))*(2^14-1)" office:value-type="float" office:value="8660.10726057964" calcext:value-type="float">
            <text:p>8660.10726057964</text:p>
          </table:table-cell>
          <table:table-cell table:formula="of:=DEC2HEX([.D96];4)" office:value-type="string" office:string-value="21D4" calcext:value-type="string">
            <text:p>21D4</text:p>
          </table:table-cell>
          <table:table-cell table:formula="of:=DEC2BIN([.D96]/2^12;4)" office:value-type="string" office:string-value="0010" calcext:value-type="string">
            <text:p>0010</text:p>
          </table:table-cell>
          <table:table-cell table:formula="of:=HEX2DEC([.E96])" office:value-type="float" office:value="8660" calcext:value-type="float">
            <text:p>866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96]+(2*PI()/64)" office:value-type="float" office:value="5.89048622548086" calcext:value-type="float">
            <text:p>5.89048622548086</text:p>
          </table:table-cell>
          <table:table-cell table:formula="of:=SIN([.A97])" office:value-type="float" office:value="-0.382683432365093" calcext:value-type="float">
            <text:p>-0.382683432365093</text:p>
          </table:table-cell>
          <table:table-cell table:formula="of:=[.B97]*(2^14-1)" office:value-type="float" office:value="-6269.50267243732" calcext:value-type="float">
            <text:p>-6269.50267243732</text:p>
          </table:table-cell>
          <table:table-cell table:formula="of:=([.B97]+SIN(PI()/2))*(2^14-1)" office:value-type="float" office:value="10113.4973275627" calcext:value-type="float">
            <text:p>10113.4973275627</text:p>
          </table:table-cell>
          <table:table-cell table:formula="of:=DEC2HEX([.D97];4)" office:value-type="string" office:string-value="2781" calcext:value-type="string">
            <text:p>2781</text:p>
          </table:table-cell>
          <table:table-cell table:formula="of:=DEC2BIN([.D97]/2^12;4)" office:value-type="string" office:string-value="0010" calcext:value-type="string">
            <text:p>0010</text:p>
          </table:table-cell>
          <table:table-cell table:formula="of:=HEX2DEC([.E97])" office:value-type="float" office:value="10113" calcext:value-type="float">
            <text:p>1011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97]+(2*PI()/64)" office:value-type="float" office:value="5.98866099590554" calcext:value-type="float">
            <text:p>5.98866099590554</text:p>
          </table:table-cell>
          <table:table-cell table:formula="of:=SIN([.A98])" office:value-type="float" office:value="-0.290284677254466" calcext:value-type="float">
            <text:p>-0.290284677254466</text:p>
          </table:table-cell>
          <table:table-cell table:formula="of:=[.B98]*(2^14-1)" office:value-type="float" office:value="-4755.73386745992" calcext:value-type="float">
            <text:p>-4755.73386745992</text:p>
          </table:table-cell>
          <table:table-cell table:formula="of:=([.B98]+SIN(PI()/2))*(2^14-1)" office:value-type="float" office:value="11627.2661325401" calcext:value-type="float">
            <text:p>11627.2661325401</text:p>
          </table:table-cell>
          <table:table-cell table:formula="of:=DEC2HEX([.D98];4)" office:value-type="string" office:string-value="2D6B" calcext:value-type="string">
            <text:p>2D6B</text:p>
          </table:table-cell>
          <table:table-cell table:formula="of:=DEC2BIN([.D98]/2^12;4)" office:value-type="string" office:string-value="0010" calcext:value-type="string">
            <text:p>0010</text:p>
          </table:table-cell>
          <table:table-cell table:formula="of:=HEX2DEC([.E98])" office:value-type="float" office:value="11627" calcext:value-type="float">
            <text:p>1162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98]+(2*PI()/64)" office:value-type="float" office:value="6.08683576633022" calcext:value-type="float">
            <text:p>6.08683576633022</text:p>
          </table:table-cell>
          <table:table-cell table:formula="of:=SIN([.A99])" office:value-type="float" office:value="-0.195090322016132" calcext:value-type="float">
            <text:p>-0.195090322016132</text:p>
          </table:table-cell>
          <table:table-cell table:formula="of:=[.B99]*(2^14-1)" office:value-type="float" office:value="-3196.16474559029" calcext:value-type="float">
            <text:p>-3196.16474559029</text:p>
          </table:table-cell>
          <table:table-cell table:formula="of:=([.B99]+SIN(PI()/2))*(2^14-1)" office:value-type="float" office:value="13186.8352544097" calcext:value-type="float">
            <text:p>13186.8352544097</text:p>
          </table:table-cell>
          <table:table-cell table:formula="of:=DEC2HEX([.D99];4)" office:value-type="string" office:string-value="3382" calcext:value-type="string">
            <text:p>3382</text:p>
          </table:table-cell>
          <table:table-cell table:formula="of:=DEC2BIN([.D99]/2^12;4)" office:value-type="string" office:string-value="0011" calcext:value-type="string">
            <text:p>0011</text:p>
          </table:table-cell>
          <table:table-cell table:formula="of:=HEX2DEC([.E99])" office:value-type="float" office:value="13186" calcext:value-type="float">
            <text:p>1318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99]+(2*PI()/64)" office:value-type="float" office:value="6.1850105367549" calcext:value-type="float">
            <text:p>6.1850105367549</text:p>
          </table:table-cell>
          <table:table-cell table:formula="of:=SIN([.A100])" office:value-type="float" office:value="-0.0980171403295649" calcext:value-type="float">
            <text:p>-0.098017140329565</text:p>
          </table:table-cell>
          <table:table-cell table:formula="of:=[.B100]*(2^14-1)" office:value-type="float" office:value="-1605.81481001926" calcext:value-type="float">
            <text:p>-1605.81481001926</text:p>
          </table:table-cell>
          <table:table-cell table:formula="of:=([.B100]+SIN(PI()/2))*(2^14-1)" office:value-type="float" office:value="14777.1851899807" calcext:value-type="float">
            <text:p>14777.1851899807</text:p>
          </table:table-cell>
          <table:table-cell table:formula="of:=DEC2HEX([.D100];4)" office:value-type="string" office:string-value="39B9" calcext:value-type="string">
            <text:p>39B9</text:p>
          </table:table-cell>
          <table:table-cell table:formula="of:=DEC2BIN([.D100]/2^12;4)" office:value-type="string" office:string-value="0011" calcext:value-type="string">
            <text:p>0011</text:p>
          </table:table-cell>
          <table:table-cell table:formula="of:=HEX2DEC([.E100])" office:value-type="float" office:value="14777" calcext:value-type="float">
            <text:p>1477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5:08:17.05109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18:34.041167082</meta:creation-date>
    <meta:editing-duration>PT2H14M54S</meta:editing-duration>
    <meta:editing-cycles>9</meta:editing-cycles>
    <meta:generator>LibreOffice/6.0.7.3$Linux_X86_64 LibreOffice_project/00m0$Build-3</meta:generator>
    <dc:date>2020-09-13T15:08:25.513626198</dc:date>
    <meta:document-statistic meta:table-count="1" meta:cell-count="7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line" chart:style-name="ch1">
        <chart:legend chart:legend-position="end" svg:x="13.147cm" svg:y="3.949cm" style:legend-expansion="high" chart:style-name="ch2"/>
        <chart:plot-area chart:style-name="ch3" table:cell-range-address="Sheet1.D2:Sheet1.D18 Sheet1.G2:Sheet1.G18" svg:x="0.32cm" svg:y="0.179cm" svg:width="12.507cm" svg:height="8.636cm">
          <chartooo:coordinate-region svg:x="1.497cm" svg:y="0.378cm" svg:width="11.14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8" chart:class="chart:line">
            <chart:data-point chart:repeated="17"/>
          </chart:series>
          <chart:series chart:style-name="ch7" chart:values-cell-range-address="Sheet1.G2:Sheet1.G18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D2:Sheet1.D18</svg:desc>
                </draw:g>
              </table:table-cell>
              <table:table-cell office:value-type="float" office:value="16383">
                <text:p>16383</text:p>
                <draw:g>
                  <svg:desc>Sheet1.G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6">
                <text:p>32766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13.4973275627">
                <text:p>10113.497327562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98.46960382079">
                <text:p>4798.46960382079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98.4696038208">
                <text:p>4798.4696038208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13.4973275628">
                <text:p>10113.4973275628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37:Sheet1.G100" svg:x="0.32cm" svg:y="0.18cm" svg:width="12.481cm" svg:height="8.64cm">
          <chartooo:coordinate-region svg:x="1.497cm" svg:y="0.379cm" svg:width="11.16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7:Sheet1.G100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37:Sheet1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76">
                <text:p>26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4">
                <text:p>3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87">
                <text:p>32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687">
                <text:p>32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4">
                <text:p>30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76">
                <text:p>26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7">
                <text:p>14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7">
                <text:p>14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6cm" svg:height="5.608cm" xlink:href=".." xlink:type="simple" chart:class="chart:line" chart:style-name="ch1">
        <chart:legend chart:legend-position="end" svg:x="7.967cm" svg:y="2.505cm" style:legend-expansion="high" chart:style-name="ch2"/>
        <chart:plot-area chart:style-name="ch3" table:cell-range-address="Sheet1.G22:Sheet1.G29" svg:x="0.216cm" svg:y="0.112cm" svg:width="7.535cm" svg:height="5.384cm">
          <chartooo:coordinate-region svg:x="1.393cm" svg:y="0.311cm" svg:width="6.264cm" svg:height="4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2:Sheet1.G2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22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98">
                <text:p>4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